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9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PageStyle_5f_Load_20_Libs">
      <style:table-properties table:display="true" style:writing-mode="lr-tb"/>
    </style:style>
    <style:style style:name="ta2" style:family="table" style:master-page-name="PageStyle_5f_Brownian_20_Motion">
      <style:table-properties table:display="true" style:writing-mode="lr-tb"/>
    </style:style>
    <number:number-style style:name="N2">
      <number:number number:decimal-places="2" number:min-integer-digits="1"/>
    </number:number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bold" style:font-size-asian="8pt" style:font-style-asian="italic" style:font-weight-asian="bold" style:font-name-complex="Arial1" style:font-size-complex="8pt" style:font-style-complex="italic" style:font-weight-complex="bold"/>
    </style:style>
    <style:style style:name="ce3" style:family="table-cell" style:parent-style-name="Excel_5f_BuiltIn_5f_Hyperlink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4" style:family="table-cell" style:parent-style-name="Default">
      <style:table-cell-properties fo:border-bottom="0.99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 style:data-style-name="N153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99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 style:data-style-name="N1009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6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c0c0c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" style:family="table-cell" style:parent-style-name="Default" style:data-style-name="N2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" style:family="table-cell" style:parent-style-name="Default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" style:family="table-cell" style:parent-style-name="Default" style:data-style-name="N154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ole-draw-aspect="1"/>
    </style:style>
    <style:style style:name="T1" style:family="text">
      <style:text-properties style:use-window-font-color="true" style:text-outline="false" style:text-line-through-style="none" style:text-position="0% 100%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T2" style:family="text">
      <style:text-properties fo:color="#0000ff" style:text-outline="false" style:text-line-through-style="none" style:text-position="0% 100%" style:font-name="Arial1" fo:font-size="8pt" fo:font-style="italic" fo:text-shadow="none" style:text-underline-style="solid" style:text-underline-width="auto" style:text-underline-color="font-color" fo:font-weight="normal" style:font-size-asian="8pt" style:font-style-asian="italic" style:font-weight-asian="normal" style:font-name-complex="Arial1" style:font-size-complex="8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Load Libs" table:style-name="ta1" table:print="false">
        <office:forms form:automatic-focus="false" form:apply-design-mode="false"/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default-cell-style-name="ce11"/>
        <table:table-column table:style-name="co2" table:number-columns-repeated="244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 office:value-type="string">
            <text:p>Note: <text:span text:style-name="T1">This sheet requires Obba 3.0 ( </text:span><text:span text:style-name="T2">http://www.obba.info/</text:span><text:span text:style-name="T1"> )</text:span></text:p>
          </table:table-cell>
          <table:table-cell table:number-columns-repeated="254"/>
        </table:table-row>
        <table:table-row table:style-name="ro1">
          <table:table-cell/>
          <table:table-cell table:style-name="ce3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>
            <text:p>Object Viewer</text:p>
          </table:table-cell>
          <table:table-cell table:style-name="ce4"/>
          <table:table-cell/>
          <table:table-cell table:style-name="ce4" office:value-type="string">
            <text:p>Libraries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office:value-type="string">
            <text:p>Parameters:</text:p>
          </table:table-cell>
          <table:table-cell table:style-name="ce5"/>
          <table:table-cell/>
          <table:table-cell table:style-name="ce5" office:value-type="string">
            <text:p>Load libraries from</text:p>
          </table:table-cell>
          <table:table-cell table:style-name="ce5"/>
          <table:table-cell table:number-columns-repeated="250"/>
        </table:table-row>
        <table:table-row table:style-name="ro1">
          <table:table-cell/>
          <table:table-cell office:value-type="string">
            <text:p>Visibility</text:p>
          </table:table-cell>
          <table:table-cell table:style-name="ce7" table:formula="of:=TRUE()" office:value-type="boolean" office:boolean-value="true">
            <text:p>WAHR</text:p>
          </table:table-cell>
          <table:table-cell/>
          <table:table-cell office:value-type="string">
            <text:p>Path:</text:p>
          </table:table-cell>
          <table:table-cell table:style-name="ce9" office:value-type="string">
            <text:p>lib</text:p>
          </table:table-cell>
          <table:table-cell table:number-columns-repeated="250"/>
        </table:table-row>
        <table:table-row table:style-name="ro1">
          <table:table-cell table:number-columns-repeated="4"/>
          <table:table-cell office:value-type="string">
            <text:p>isRelative:</text:p>
          </table:table-cell>
          <table:table-cell table:style-name="ce10" table:formula="of:=TRUE()" office:value-type="boolean" office:boolean-value="true">
            <text:p>WAHR</text:p>
          </table:table-cell>
          <table:table-cell table:number-columns-repeated="250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table:style-name="ce6" table:formula="of:=INFO.OBBA.OBBA.OBCONTROLPANELSETVISIBLE([.C8])" office:value-type="float" office:value="1">
            <text:p>TRUE</text:p>
          </table:table-cell>
          <table:table-cell table:number-columns-repeated="2"/>
          <table:table-cell table:style-name="ce5" office:value-type="string">
            <text:p>Result:</text:p>
          </table:table-cell>
          <table:table-cell table:style-name="ce5"/>
          <table:table-cell table:number-columns-repeated="250"/>
        </table:table-row>
        <table:table-row table:style-name="ro1">
          <table:table-cell table:number-columns-repeated="4"/>
          <table:table-cell office:value-type="string">
            <text:p>Loaded:</text:p>
          </table:table-cell>
          <table:table-cell table:formula="of:=INFO.OBBA.OBBA.OBADDALLJARS([.F8];[.F9])" office:value-type="string" office:string-value="/Users/fries/Documents/Development/finmath experiments/spreadsheets/Brownian Motion/lib">
            <text:p>/Users/fries/Documents/Development/finmath experiments/spreadsheets/Brownian Motion/lib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4" office:value-type="string">
            <text:p>Obba Version</text:p>
          </table:table-cell>
          <table:table-cell table:style-name="ce4"/>
          <table:table-cell/>
          <table:table-cell table:style-name="ce4" office:value-type="string">
            <text:p>Reference cell below to ensure lib is loaded:</text:p>
          </table:table-cell>
          <table:table-cell table:style-name="ce4"/>
          <table:table-cell table:number-columns-repeated="250"/>
        </table:table-row>
        <table:table-row table:style-name="ro1">
          <table:table-cell table:number-columns-repeated="4"/>
          <table:table-cell table:style-name="ce8" table:formula="of:=IF(ISERROR([.F12]);NA();&quot;&quot;)">
            <text:p/>
          </table:table-cell>
          <table:table-cell table:number-columns-repeated="251"/>
        </table:table-row>
        <table:table-row table:style-name="ro1">
          <table:table-cell/>
          <table:table-cell table:style-name="ce5" office:value-type="string">
            <text:p>Result:</text:p>
          </table:table-cell>
          <table:table-cell table:style-name="ce5"/>
          <table:table-cell table:number-columns-repeated="253"/>
        </table:table-row>
        <table:table-row table:style-name="ro1">
          <table:table-cell/>
          <table:table-cell office:value-type="string">
            <text:p>Version:</text:p>
          </table:table-cell>
          <table:table-cell table:formula="of:=INFO.OBBA.OBBA.OBGETPROPERTY(&quot;version&quot;)" office:value-type="string" office:string-value="4.0.2">
            <text:p>4.0.2</text:p>
          </table:table-cell>
          <table:table-cell table:number-columns-repeated="253"/>
        </table:table-row>
        <table:table-row table:style-name="ro1" table:number-rows-repeated="104855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rownian Motion" table:style-name="ta2" table:print="false">
        <office:forms form:automatic-focus="false" form:apply-design-mode="false"/>
        <table:table-column table:style-name="co6" table:default-cell-style-name="ce12"/>
        <table:table-column table:style-name="co7" table:number-columns-repeated="255" table:default-cell-style-name="ce12"/>
        <table:table-column table:style-name="co8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3"/>
          <table:table-cell table:style-name="ce13" table:formula="of:=&quot;Brownian Motion: Illustrates the use of the class &quot;&amp;[.F7]" office:value-type="string" office:string-value="Brownian Motion: Illustrates the use of the class net.finmath.montecarlo.BrownianMotion">
            <text:p>Brownian Motion: Illustrates the use of the class net.finmath.montecarlo.BrownianMotion</text:p>
          </table:table-cell>
          <table:table-cell table:style-name="ce13" table:number-columns-repeated="6"/>
          <table:table-cell table:style-name="ce13">
            <draw:frame table:end-cell-address="'Brownian Motion'.N21" table:end-x="0.003cm" table:end-y="0.027cm" draw:z-index="0" draw:name="Chart 1" draw:style-name="gr1" svg:width="15.38cm" svg:height="8.158cm" svg:x="0.005cm" svg:y="0.001cm">
              <draw:object draw:notify-on-update-of-ranges="'Brownian Motion'.I24:'Brownian Motion'.M24 'Brownian Motion'.I25:'Brownian Motion'.M25 'Brownian Motion'.I26:'Brownian Motion'.M26 'Brownian Motion'.I27:'Brownian Motion'.M27 'Brownian Motion'.I28:'Brownian Motion'.M28 'Brownian Motion'.I29:'Brownian Motion'.M29 'Brownian Motion'.I30:'Brownian Motion'.M30 'Brownian Motion'.I31:'Brownian Motion'.M31 'Brownian Motion'.I32:'Brownian Motion'.M32 'Brownian Motion'.I33:'Brownian Motion'.M33 'Brownian Motion'.I34:'Brownian Motion'.M34 'Brownian Motion'.I35:'Brownian Motion'.M35 'Brownian Motion'.I36:'Brownian Motion'.M36 'Brownian Motion'.I37:'Brownian Motion'.M37 'Brownian Motion'.I38:'Brownian Motion'.M38 'Brownian Motion'.I39:'Brownian Motion'.M39 'Brownian Motion'.I40:'Brownian Motion'.M40 'Brownian Motion'.I41:'Brownian Motion'.M41 'Brownian Motion'.I42:'Brownian Motion'.M42 'Brownian Motion'.I43:'Brownian Motion'.M43 'Brownian Motion'.I44:'Brownian Motion'.M44 'Brownian Motion'.I45:'Brownian Motion'.M45 'Brownian Motion'.I46:'Brownian Motion'.M46 'Brownian Motion'.I47:'Brownian Motion'.M47 'Brownian Motion'.I48:'Brownian Motion'.M48 'Brownian Motion'.I49:'Brownian Motion'.M49 'Brownian Motion'.I50:'Brownian Motion'.M50 'Brownian Motion'.I51:'Brownian Motion'.M51 'Brownian Motion'.I52:'Brownian Motion'.M52 'Brownian Motion'.I53:'Brownian Motion'.M53 'Brownian Motion'.I54:'Brownian Motion'.M54 'Brownian Motion'.I55:'Brownian Motion'.M55 'Brownian Motion'.I56:'Brownian Motion'.M56 'Brownian Motion'.I57:'Brownian Motion'.M57 'Brownian Motion'.I58:'Brownian Motion'.M58 'Brownian Motion'.I59:'Brownian Motion'.M59 'Brownian Motion'.I60:'Brownian Motion'.M60 'Brownian Motion'.I61:'Brownian Motion'.M61 'Brownian Motion'.I62:'Brownian Motion'.M62 'Brownian Motion'.I63:'Brownian Motion'.M63 'Brownian Motion'.I64:'Brownian Motion'.M64 'Brownian Motion'.I65:'Brownian Motion'.M65 'Brownian Motion'.I66:'Brownian Motion'.M66 'Brownian Motion'.I67:'Brownian Motion'.M67 'Brownian Motion'.I68:'Brownian Motion'.M68 'Brownian Motion'.I69:'Brownian Motion'.M69 'Brownian Motion'.I70:'Brownian Motion'.M70 'Brownian Motion'.I71:'Brownian Motion'.M71 'Brownian Motion'.I72:'Brownian Motion'.M72 'Brownian Motion'.I73:'Brownian Motion'.M73 'Brownian Motion'.I74:'Brownian Motion'.M7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3" table:number-columns-repeated="1015"/>
        </table:table-row>
        <table:table-row table:style-name="ro1">
          <table:table-cell table:style-name="ce14"/>
          <table:table-cell table:style-name="ce15" office:value-type="string">
            <text:p>Note: This sheet requires Obba 3.0 ( <text:span text:style-name="T2">http://www.obba.info/</text:span><text:span text:style-name="T1"> )</text:span></text:p>
          </table:table-cell>
          <table:table-cell table:style-name="ce14" table:number-columns-repeated="1022"/>
        </table:table-row>
        <table:table-row table:style-name="ro1">
          <table:table-cell table:style-name="ce14"/>
          <table:table-cell/>
          <table:table-cell table:style-name="ce14" table:number-columns-repeated="1022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16" office:value-type="string">
            <text:p>Time Discretization</text:p>
          </table:table-cell>
          <table:table-cell table:style-name="ce16"/>
          <table:table-cell/>
          <table:table-cell table:style-name="ce24" office:value-type="string">
            <text:p>Brownian Motion</text:p>
          </table:table-cell>
          <table:table-cell table:style-name="ce16"/>
          <table:table-cell table:number-columns-repeated="1018"/>
        </table:table-row>
        <table:table-row table:style-name="ro4">
          <table:table-cell table:number-columns-repeated="4"/>
          <table:table-cell table:style-name="ce18" office:value-type="string">
            <text:p>className</text:p>
          </table:table-cell>
          <table:table-cell table:style-name="ce25" office:value-type="string">
            <text:p>net.finmath.montecarlo.BrownianMotion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>
            <text:p>Parameters:</text:p>
          </table:table-cell>
          <table:table-cell table:style-name="ce17"/>
          <table:table-cell/>
          <table:table-cell table:style-name="ce17" office:value-type="string">
            <text:p>Parameters:</text:p>
          </table:table-cell>
          <table:table-cell table:style-name="ce17"/>
          <table:table-cell table:number-columns-repeated="1018"/>
        </table:table-row>
        <table:table-row table:style-name="ro3">
          <table:table-cell/>
          <table:table-cell table:style-name="ce18" table:formula="of:=INFO.OBBA.OBBA.OBMAKE(&quot;td.start&quot;;&quot;double&quot;;[.C9])" office:value-type="string" office:string-value="td.start &#10;[6]">
            <text:p>td.start </text:p>
            <text:p>[6]</text:p>
          </table:table-cell>
          <table:table-cell office:value-type="float" office:value="0">
            <text:p>0</text:p>
          </table:table-cell>
          <table:table-cell/>
          <table:table-cell table:style-name="ce18" table:formula="of:=[.B14]" office:value-type="string" office:string-value="timeDiscretization &#10;[27]">
            <text:p>timeDiscretization </text:p>
            <text:p>[27]</text:p>
          </table:table-cell>
          <table:table-cell table:number-columns-repeated="1019"/>
        </table:table-row>
        <table:table-row table:style-name="ro3">
          <table:table-cell/>
          <table:table-cell table:style-name="ce18" table:formula="of:=INFO.OBBA.OBBA.OBMAKE(&quot;td.num&quot;;&quot;int&quot;;[.C10])" office:value-type="string" office:string-value="td.num &#10;[7]">
            <text:p>td.num </text:p>
            <text:p>[7]</text:p>
          </table:table-cell>
          <table:table-cell office:value-type="float" office:value="20">
            <text:p>20</text:p>
          </table:table-cell>
          <table:table-cell/>
          <table:table-cell table:style-name="ce18" table:formula="of:=INFO.OBBA.OBBA.OBMAKE(&quot;numberOfFactors&quot;;&quot;int&quot;;[.F10])" office:value-type="string" office:string-value="numberOfFactors &#10;[91]">
            <text:p>numberOfFactors </text:p>
            <text:p>[91]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3">
          <table:table-cell/>
          <table:table-cell table:style-name="ce18" table:formula="of:=INFO.OBBA.OBBA.OBMAKE(&quot;td.step&quot;;&quot;double&quot;;[.C11])" office:value-type="string" office:string-value="td.step &#10;[8]">
            <text:p>td.step </text:p>
            <text:p>[8]</text:p>
          </table:table-cell>
          <table:table-cell office:value-type="float" office:value="0.5">
            <text:p>0,5</text:p>
          </table:table-cell>
          <table:table-cell/>
          <table:table-cell table:style-name="ce18" table:formula="of:=INFO.OBBA.OBBA.OBMAKE(&quot;numberOfPaths&quot;;&quot;int&quot;;[.F11])" office:value-type="string" office:string-value="numberOfPaths &#10;[14]">
            <text:p>numberOfPaths </text:p>
            <text:p>[14]</text:p>
          </table:table-cell>
          <table:table-cell office:value-type="float" office:value="50">
            <text:p>50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18" table:formula="of:=INFO.OBBA.OBBA.OBMAKE(&quot;seed&quot;;&quot;int&quot;;[.F12])" office:value-type="string" office:string-value="seed &#10;[15]">
            <text:p>seed </text:p>
            <text:p>[15]</text:p>
          </table:table-cell>
          <table:table-cell office:value-type="float" office:value="3141">
            <text:p>3141</text:p>
          </table:table-cell>
          <table:table-cell table:number-columns-repeated="1018"/>
        </table:table-row>
        <table:table-row table:style-name="ro1">
          <table:table-cell/>
          <table:table-cell table:style-name="ce17" office:value-type="string">
            <text:p>Object:</text:p>
          </table:table-cell>
          <table:table-cell table:style-name="ce17"/>
          <table:table-cell table:number-columns-repeated="1021"/>
        </table:table-row>
        <table:table-row table:style-name="ro3">
          <table:table-cell/>
          <table:table-cell table:style-name="ce18" table:formula="of:=INFO.OBBA.OBBA.OBMAKE(&quot;timeDiscretization&quot;;obLibs&amp;&quot;net.finmath.time.TimeDiscretization&quot;;[.B9:.B11])" office:value-type="string" office:string-value="timeDiscretization &#10;[27]">
            <text:p>timeDiscretization </text:p>
            <text:p>[27]</text:p>
          </table:table-cell>
          <table:table-cell table:number-columns-repeated="2"/>
          <table:table-cell table:style-name="ce17" office:value-type="string">
            <text:p>Object:</text:p>
          </table:table-cell>
          <table:table-cell table:style-name="ce17"/>
          <table:table-cell table:number-columns-repeated="1018"/>
        </table:table-row>
        <table:table-row table:style-name="ro3">
          <table:table-cell table:number-columns-repeated="4"/>
          <table:table-cell table:style-name="ce18" table:formula="of:=INFO.OBBA.OBBA.OBMAKE(&quot;brownianMotion&quot;;obLibs&amp;[.F7];[.B14];[.E10:.E12])" office:value-type="string" office:string-value="brownianMotion &#10;[92]">
            <text:p>brownianMotion </text:p>
            <text:p>[92]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17" office:value-type="string">
            <text:p>Brownian Increment</text:p>
          </table:table-cell>
          <table:table-cell table:style-name="ce17" table:number-columns-repeated="4"/>
          <table:table-cell/>
          <table:table-cell table:style-name="ce17" office:value-type="string">
            <text:p>Brownian Motion</text:p>
          </table:table-cell>
          <table:table-cell table:style-name="ce17" table:number-columns-repeated="4"/>
          <table:table-cell table:number-columns-repeated="1011"/>
        </table:table-row>
        <table:table-row table:style-name="ro3">
          <table:table-cell table:number-columns-repeated="2"/>
          <table:table-cell table:style-name="ce20" table:formula="of:=INFO.OBBA.OBBA.OBCALL(&quot;brownianIncrement&quot;&amp;COLUMN();[.$E$15];&quot;getBrownianIncrement&quot;;INFO.OBBA.OBBA.OBMAKE(&quot;&quot;;&quot;int&quot;;[.C24]);INFO.OBBA.OBBA.OBMAKE(&quot;&quot;;&quot;int&quot;;[.C25]))" office:value-type="string" office:string-value="brownianIncrement3 &#10;[95]">
            <text:p>brownianIncrement3 </text:p>
            <text:p>[95]</text:p>
          </table:table-cell>
          <table:table-cell table:style-name="ce20" table:formula="of:=INFO.OBBA.OBBA.OBCALL(&quot;brownianIncrement&quot;&amp;COLUMN();[.$E$15];&quot;getBrownianIncrement&quot;;INFO.OBBA.OBBA.OBMAKE(&quot;&quot;;&quot;int&quot;;[.D24]);INFO.OBBA.OBBA.OBMAKE(&quot;&quot;;&quot;int&quot;;[.D25]))" office:value-type="string" office:string-value="brownianIncrement4 &#10;[98]">
            <text:p>brownianIncrement4 </text:p>
            <text:p>[98]</text:p>
          </table:table-cell>
          <table:table-cell table:style-name="ce20" table:formula="of:=INFO.OBBA.OBBA.OBCALL(&quot;brownianIncrement&quot;&amp;COLUMN();[.$E$15];&quot;getBrownianIncrement&quot;;INFO.OBBA.OBBA.OBMAKE(&quot;&quot;;&quot;int&quot;;[.E24]);INFO.OBBA.OBBA.OBMAKE(&quot;&quot;;&quot;int&quot;;[.E25]))" office:value-type="string" office:string-value="brownianIncrement5 &#10;[101]">
            <text:p>brownianIncrement5 </text:p>
            <text:p>[101]</text:p>
          </table:table-cell>
          <table:table-cell table:style-name="ce20" table:formula="of:=INFO.OBBA.OBBA.OBCALL(&quot;brownianIncrement&quot;&amp;COLUMN();[.$E$15];&quot;getBrownianIncrement&quot;;INFO.OBBA.OBBA.OBMAKE(&quot;&quot;;&quot;int&quot;;[.F24]);INFO.OBBA.OBBA.OBMAKE(&quot;&quot;;&quot;int&quot;;[.F25]))" office:value-type="string" office:string-value="brownianIncrement6 &#10;[104]">
            <text:p>brownianIncrement6 </text:p>
            <text:p>[104]</text:p>
          </table:table-cell>
          <table:table-cell table:style-name="ce20" table:formula="of:=INFO.OBBA.OBBA.OBCALL(&quot;brownianIncrement&quot;&amp;COLUMN();[.$E$15];&quot;getBrownianIncrement&quot;;INFO.OBBA.OBBA.OBMAKE(&quot;&quot;;&quot;int&quot;;[.G24]);INFO.OBBA.OBBA.OBMAKE(&quot;&quot;;&quot;int&quot;;[.G25]))" office:value-type="string" office:string-value="brownianIncrement7 &#10;[107]">
            <text:p>brownianIncrement7 </text:p>
            <text:p>[107]</text:p>
          </table:table-cell>
          <table:table-cell table:style-name="ce19" office:value-type="string">
            <text:p>Time Index: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number-columns-repeated="1011"/>
        </table:table-row>
        <table:table-row table:style-name="ro1">
          <table:table-cell/>
          <table:table-cell table:style-name="ce19" office:value-type="string">
            <text:p>timeIndex: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19" office:value-type="string">
            <text:p>Time:</text:p>
          </table:table-cell>
          <table:table-cell table:style-name="ce22" table:formula="of:=INFO.OBBA.OBBA.OBGET(INFO.OBBA.OBBA.OBCALL(&quot;&quot;;[.$B$14];&quot;getTime&quot;;INFO.OBBA.OBBA.OBMAKE(&quot;&quot;;&quot;int&quot;;[.I23])))" office:value-type="float" office:value="0">
            <text:p>0</text:p>
          </table:table-cell>
          <table:table-cell table:style-name="ce22" table:formula="of:=INFO.OBBA.OBBA.OBGET(INFO.OBBA.OBBA.OBCALL(&quot;&quot;;[.$B$14];&quot;getTime&quot;;INFO.OBBA.OBBA.OBMAKE(&quot;&quot;;&quot;int&quot;;[.J23])))" office:value-type="float" office:value="0.5">
            <text:p>0,5</text:p>
          </table:table-cell>
          <table:table-cell table:style-name="ce22" table:formula="of:=INFO.OBBA.OBBA.OBGET(INFO.OBBA.OBBA.OBCALL(&quot;&quot;;[.$B$14];&quot;getTime&quot;;INFO.OBBA.OBBA.OBMAKE(&quot;&quot;;&quot;int&quot;;[.K23])))" office:value-type="float" office:value="1">
            <text:p>1</text:p>
          </table:table-cell>
          <table:table-cell table:style-name="ce22" table:formula="of:=INFO.OBBA.OBBA.OBGET(INFO.OBBA.OBBA.OBCALL(&quot;&quot;;[.$B$14];&quot;getTime&quot;;INFO.OBBA.OBBA.OBMAKE(&quot;&quot;;&quot;int&quot;;[.L23])))" office:value-type="float" office:value="1.5">
            <text:p>1,5</text:p>
          </table:table-cell>
          <table:table-cell table:style-name="ce22" table:formula="of:=INFO.OBBA.OBBA.OBGET(INFO.OBBA.OBBA.OBCALL(&quot;&quot;;[.$B$14];&quot;getTime&quot;;INFO.OBBA.OBBA.OBMAKE(&quot;&quot;;&quot;int&quot;;[.M23])))" office:value-type="float" office:value="2">
            <text:p>2</text:p>
          </table:table-cell>
          <table:table-cell table:number-columns-repeated="1011"/>
        </table:table-row>
        <table:table-row table:style-name="ro1">
          <table:table-cell/>
          <table:table-cell table:style-name="ce19" office:value-type="string">
            <text:p>factorIndex:</text:p>
          </table:table-cell>
          <table:table-cell table:number-columns-repeated="5" table:style-name="ce22" office:value-type="float" office:value="0">
            <text:p>0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26]+[.I25]" office:value-type="float" office:value="0.265181486636744">
            <text:p>0,265</text:p>
          </table:table-cell>
          <table:table-cell table:style-name="ce26" table:formula="of:=[.D26]+[.J25]" office:value-type="float" office:value="-1.05350551888046">
            <text:p>-1,054</text:p>
          </table:table-cell>
          <table:table-cell table:style-name="ce26" table:formula="of:=[.E26]+[.K25]" office:value-type="float" office:value="-1.26219076673271">
            <text:p>-1,262</text:p>
          </table:table-cell>
          <table:table-cell table:style-name="ce26" table:formula="of:=[.F26]+[.L25]" office:value-type="float" office:value="-1.44347715270049">
            <text:p>-1,44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table:number-matrix-columns-spanned="1" table:number-matrix-rows-spanned="50" table:formula="of:=TRANSPOSE(INFO.OBBA.OBBA.OBGET(INFO.OBBA.OBBA.OBCALL(&quot;&quot;;[.C23];&quot;getRealizations&quot;)))" office:value-type="float" office:value="0.265181486636744">
            <text:p>0,27</text:p>
          </table:table-cell>
          <table:table-cell table:style-name="ce23" table:number-matrix-columns-spanned="1" table:number-matrix-rows-spanned="50" table:formula="of:=TRANSPOSE(INFO.OBBA.OBBA.OBGET(INFO.OBBA.OBBA.OBCALL(&quot;&quot;;[.D23];&quot;getRealizations&quot;)))" office:value-type="float" office:value="-1.3186870055172">
            <text:p>-1,32</text:p>
          </table:table-cell>
          <table:table-cell table:style-name="ce23" table:number-matrix-columns-spanned="1" table:number-matrix-rows-spanned="50" table:formula="of:=TRANSPOSE(INFO.OBBA.OBBA.OBGET(INFO.OBBA.OBBA.OBCALL(&quot;&quot;;[.E23];&quot;getRealizations&quot;)))" office:value-type="float" office:value="-0.20868524785225">
            <text:p>-0,21</text:p>
          </table:table-cell>
          <table:table-cell table:style-name="ce23" table:number-matrix-columns-spanned="1" table:number-matrix-rows-spanned="50" table:formula="of:=TRANSPOSE(INFO.OBBA.OBBA.OBGET(INFO.OBBA.OBBA.OBCALL(&quot;&quot;;[.F23];&quot;getRealizations&quot;)))" office:value-type="float" office:value="-0.181286385967781">
            <text:p>-0,18</text:p>
          </table:table-cell>
          <table:table-cell table:style-name="ce23" table:number-matrix-columns-spanned="1" table:number-matrix-rows-spanned="50" table:formula="of:=TRANSPOSE(INFO.OBBA.OBBA.OBGET(INFO.OBBA.OBBA.OBCALL(&quot;&quot;;[.G23];&quot;getRealizations&quot;)))" office:value-type="float" office:value="1.37115905227172">
            <text:p>1,37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27]+[.I26]" office:value-type="float" office:value="0.272262926200794">
            <text:p>0,272</text:p>
          </table:table-cell>
          <table:table-cell table:style-name="ce26" table:formula="of:=[.D27]+[.J26]" office:value-type="float" office:value="1.55562043616088">
            <text:p>1,556</text:p>
          </table:table-cell>
          <table:table-cell table:style-name="ce26" table:formula="of:=[.E27]+[.K26]" office:value-type="float" office:value="-0.147282680502469">
            <text:p>-0,147</text:p>
          </table:table-cell>
          <table:table-cell table:style-name="ce26" table:formula="of:=[.F27]+[.L26]" office:value-type="float" office:value="-0.800309169001477">
            <text:p>-0,80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0.272262926200794">
            <text:p>0,27</text:p>
          </table:table-cell>
          <table:table-cell table:style-name="ce23" office:value-type="float" office:value="1.28335750996009">
            <text:p>1,28</text:p>
          </table:table-cell>
          <table:table-cell table:style-name="ce23" office:value-type="float" office:value="-1.70290311666335">
            <text:p>-1,70</text:p>
          </table:table-cell>
          <table:table-cell table:style-name="ce23" office:value-type="float" office:value="-0.653026488499008">
            <text:p>-0,65</text:p>
          </table:table-cell>
          <table:table-cell table:style-name="ce23" office:value-type="float" office:value="0.0555370160122128">
            <text:p>0,06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28]+[.I27]" office:value-type="float" office:value="-0.00751542425731629">
            <text:p>-0,008</text:p>
          </table:table-cell>
          <table:table-cell table:style-name="ce26" table:formula="of:=[.D28]+[.J27]" office:value-type="float" office:value="0.0289173654976257">
            <text:p>0,029</text:p>
          </table:table-cell>
          <table:table-cell table:style-name="ce26" table:formula="of:=[.E28]+[.K27]" office:value-type="float" office:value="-0.434649680839768">
            <text:p>-0,435</text:p>
          </table:table-cell>
          <table:table-cell table:style-name="ce26" table:formula="of:=[.F28]+[.L27]" office:value-type="float" office:value="-1.48911097215382">
            <text:p>-1,48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0.00751542425731629">
            <text:p>-0,01</text:p>
          </table:table-cell>
          <table:table-cell table:style-name="ce23" office:value-type="float" office:value="0.0364327897549419">
            <text:p>0,04</text:p>
          </table:table-cell>
          <table:table-cell table:style-name="ce23" office:value-type="float" office:value="-0.463567046337394">
            <text:p>-0,46</text:p>
          </table:table-cell>
          <table:table-cell table:style-name="ce23" office:value-type="float" office:value="-1.05446129131406">
            <text:p>-1,05</text:p>
          </table:table-cell>
          <table:table-cell table:style-name="ce23" office:value-type="float" office:value="0.0925270019477137">
            <text:p>0,09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29]+[.I28]" office:value-type="float" office:value="0.354171528600156">
            <text:p>0,354</text:p>
          </table:table-cell>
          <table:table-cell table:style-name="ce26" table:formula="of:=[.D29]+[.J28]" office:value-type="float" office:value="0.0464950656268593">
            <text:p>0,046</text:p>
          </table:table-cell>
          <table:table-cell table:style-name="ce26" table:formula="of:=[.E29]+[.K28]" office:value-type="float" office:value="0.0680902865139189">
            <text:p>0,068</text:p>
          </table:table-cell>
          <table:table-cell table:style-name="ce26" table:formula="of:=[.F29]+[.L28]" office:value-type="float" office:value="1.26599788774729">
            <text:p>1,26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0.354171528600156">
            <text:p>0,35</text:p>
          </table:table-cell>
          <table:table-cell table:style-name="ce23" office:value-type="float" office:value="-0.307676462973297">
            <text:p>-0,31</text:p>
          </table:table-cell>
          <table:table-cell table:style-name="ce23" office:value-type="float" office:value="0.0215952208870596">
            <text:p>0,02</text:p>
          </table:table-cell>
          <table:table-cell table:style-name="ce23" office:value-type="float" office:value="1.19790760123337">
            <text:p>1,20</text:p>
          </table:table-cell>
          <table:table-cell table:style-name="ce23" office:value-type="float" office:value="-0.603867984822084">
            <text:p>-0,60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30]+[.I29]" office:value-type="float" office:value="0.616326748534819">
            <text:p>0,616</text:p>
          </table:table-cell>
          <table:table-cell table:style-name="ce26" table:formula="of:=[.D30]+[.J29]" office:value-type="float" office:value="-0.105855855540444">
            <text:p>-0,106</text:p>
          </table:table-cell>
          <table:table-cell table:style-name="ce26" table:formula="of:=[.E30]+[.K29]" office:value-type="float" office:value="0.444935743991712">
            <text:p>0,445</text:p>
          </table:table-cell>
          <table:table-cell table:style-name="ce26" table:formula="of:=[.F30]+[.L29]" office:value-type="float" office:value="-0.44200875012054">
            <text:p>-0,44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0.616326748534819">
            <text:p>0,62</text:p>
          </table:table-cell>
          <table:table-cell table:style-name="ce23" office:value-type="float" office:value="-0.722182604075263">
            <text:p>-0,72</text:p>
          </table:table-cell>
          <table:table-cell table:style-name="ce23" office:value-type="float" office:value="0.550791599532156">
            <text:p>0,55</text:p>
          </table:table-cell>
          <table:table-cell table:style-name="ce23" office:value-type="float" office:value="-0.886944494112251">
            <text:p>-0,89</text:p>
          </table:table-cell>
          <table:table-cell table:style-name="ce23" office:value-type="float" office:value="-0.232190936193387">
            <text:p>-0,23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31]+[.I30]" office:value-type="float" office:value="0.711881065020319">
            <text:p>0,712</text:p>
          </table:table-cell>
          <table:table-cell table:style-name="ce26" table:formula="of:=[.D31]+[.J30]" office:value-type="float" office:value="1.28960810330169">
            <text:p>1,290</text:p>
          </table:table-cell>
          <table:table-cell table:style-name="ce26" table:formula="of:=[.E31]+[.K30]" office:value-type="float" office:value="1.88189874666251">
            <text:p>1,882</text:p>
          </table:table-cell>
          <table:table-cell table:style-name="ce26" table:formula="of:=[.F31]+[.L30]" office:value-type="float" office:value="2.07107747929882">
            <text:p>2,07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0.711881065020319">
            <text:p>0,71</text:p>
          </table:table-cell>
          <table:table-cell table:style-name="ce23" office:value-type="float" office:value="0.577727038281372">
            <text:p>0,58</text:p>
          </table:table-cell>
          <table:table-cell table:style-name="ce23" office:value-type="float" office:value="0.592290643360815">
            <text:p>0,59</text:p>
          </table:table-cell>
          <table:table-cell table:style-name="ce23" office:value-type="float" office:value="0.18917873263631">
            <text:p>0,19</text:p>
          </table:table-cell>
          <table:table-cell table:style-name="ce23" office:value-type="float" office:value="-0.0347696668606151">
            <text:p>-0,03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32]+[.I31]" office:value-type="float" office:value="-0.0760199439919606">
            <text:p>-0,076</text:p>
          </table:table-cell>
          <table:table-cell table:style-name="ce26" table:formula="of:=[.D32]+[.J31]" office:value-type="float" office:value="-0.398688289813119">
            <text:p>-0,399</text:p>
          </table:table-cell>
          <table:table-cell table:style-name="ce26" table:formula="of:=[.E32]+[.K31]" office:value-type="float" office:value="-0.265040780168152">
            <text:p>-0,265</text:p>
          </table:table-cell>
          <table:table-cell table:style-name="ce26" table:formula="of:=[.F32]+[.L31]" office:value-type="float" office:value="0.908762515429546">
            <text:p>0,90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0.0760199439919606">
            <text:p>-0,08</text:p>
          </table:table-cell>
          <table:table-cell table:style-name="ce23" office:value-type="float" office:value="-0.322668345821158">
            <text:p>-0,32</text:p>
          </table:table-cell>
          <table:table-cell table:style-name="ce23" office:value-type="float" office:value="0.133647509644967">
            <text:p>0,13</text:p>
          </table:table-cell>
          <table:table-cell table:style-name="ce23" office:value-type="float" office:value="1.1738032955977">
            <text:p>1,17</text:p>
          </table:table-cell>
          <table:table-cell table:style-name="ce23" office:value-type="float" office:value="-1.53197696189382">
            <text:p>-1,53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33]+[.I32]" office:value-type="float" office:value="-1.64985954791054">
            <text:p>-1,650</text:p>
          </table:table-cell>
          <table:table-cell table:style-name="ce26" table:formula="of:=[.D33]+[.J32]" office:value-type="float" office:value="-1.44633016485753">
            <text:p>-1,446</text:p>
          </table:table-cell>
          <table:table-cell table:style-name="ce26" table:formula="of:=[.E33]+[.K32]" office:value-type="float" office:value="-0.673694968666921">
            <text:p>-0,674</text:p>
          </table:table-cell>
          <table:table-cell table:style-name="ce26" table:formula="of:=[.F33]+[.L32]" office:value-type="float" office:value="-1.59364186612508">
            <text:p>-1,594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1.64985954791054">
            <text:p>-1,65</text:p>
          </table:table-cell>
          <table:table-cell table:style-name="ce23" office:value-type="float" office:value="0.203529383053012">
            <text:p>0,20</text:p>
          </table:table-cell>
          <table:table-cell table:style-name="ce23" office:value-type="float" office:value="0.772635196190604">
            <text:p>0,77</text:p>
          </table:table-cell>
          <table:table-cell table:style-name="ce23" office:value-type="float" office:value="-0.919946897458156">
            <text:p>-0,92</text:p>
          </table:table-cell>
          <table:table-cell table:style-name="ce23" office:value-type="float" office:value="0.20522822500726">
            <text:p>0,21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34]+[.I33]" office:value-type="float" office:value="1.00529177517284">
            <text:p>1,005</text:p>
          </table:table-cell>
          <table:table-cell table:style-name="ce26" table:formula="of:=[.D34]+[.J33]" office:value-type="float" office:value="0.31348266749812">
            <text:p>0,313</text:p>
          </table:table-cell>
          <table:table-cell table:style-name="ce26" table:formula="of:=[.E34]+[.K33]" office:value-type="float" office:value="0.384467377912267">
            <text:p>0,384</text:p>
          </table:table-cell>
          <table:table-cell table:style-name="ce26" table:formula="of:=[.F34]+[.L33]" office:value-type="float" office:value="0.354378198012093">
            <text:p>0,354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1.00529177517284">
            <text:p>1,01</text:p>
          </table:table-cell>
          <table:table-cell table:style-name="ce23" office:value-type="float" office:value="-0.69180910767472">
            <text:p>-0,69</text:p>
          </table:table-cell>
          <table:table-cell table:style-name="ce23" office:value-type="float" office:value="0.0709847104141465">
            <text:p>0,07</text:p>
          </table:table-cell>
          <table:table-cell table:style-name="ce23" office:value-type="float" office:value="-0.0300891799001739">
            <text:p>-0,03</text:p>
          </table:table-cell>
          <table:table-cell table:style-name="ce23" office:value-type="float" office:value="-0.551207145790362">
            <text:p>-0,55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35]+[.I34]" office:value-type="float" office:value="0.315552110664926">
            <text:p>0,316</text:p>
          </table:table-cell>
          <table:table-cell table:style-name="ce26" table:formula="of:=[.D35]+[.J34]" office:value-type="float" office:value="-0.395605240484346">
            <text:p>-0,396</text:p>
          </table:table-cell>
          <table:table-cell table:style-name="ce26" table:formula="of:=[.E35]+[.K34]" office:value-type="float" office:value="0.254820502378212">
            <text:p>0,255</text:p>
          </table:table-cell>
          <table:table-cell table:style-name="ce26" table:formula="of:=[.F35]+[.L34]" office:value-type="float" office:value="0.538819834310898">
            <text:p>0,53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0.315552110664926">
            <text:p>0,32</text:p>
          </table:table-cell>
          <table:table-cell table:style-name="ce23" office:value-type="float" office:value="-0.711157351149272">
            <text:p>-0,71</text:p>
          </table:table-cell>
          <table:table-cell table:style-name="ce23" office:value-type="float" office:value="0.650425742862557">
            <text:p>0,65</text:p>
          </table:table-cell>
          <table:table-cell table:style-name="ce23" office:value-type="float" office:value="0.283999331932687">
            <text:p>0,28</text:p>
          </table:table-cell>
          <table:table-cell table:style-name="ce23" office:value-type="float" office:value="-0.252814909380462">
            <text:p>-0,25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36]+[.I35]" office:value-type="float" office:value="-1.22288332378741">
            <text:p>-1,223</text:p>
          </table:table-cell>
          <table:table-cell table:style-name="ce26" table:formula="of:=[.D36]+[.J35]" office:value-type="float" office:value="-1.19446744218445">
            <text:p>-1,194</text:p>
          </table:table-cell>
          <table:table-cell table:style-name="ce26" table:formula="of:=[.E36]+[.K35]" office:value-type="float" office:value="-1.98497362756446">
            <text:p>-1,985</text:p>
          </table:table-cell>
          <table:table-cell table:style-name="ce26" table:formula="of:=[.F36]+[.L35]" office:value-type="float" office:value="-3.86237506538971">
            <text:p>-3,86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1.22288332378741">
            <text:p>-1,22</text:p>
          </table:table-cell>
          <table:table-cell table:style-name="ce23" office:value-type="float" office:value="0.0284158816029538">
            <text:p>0,03</text:p>
          </table:table-cell>
          <table:table-cell table:style-name="ce23" office:value-type="float" office:value="-0.790506185380005">
            <text:p>-0,79</text:p>
          </table:table-cell>
          <table:table-cell table:style-name="ce23" office:value-type="float" office:value="-1.87740143782525">
            <text:p>-1,88</text:p>
          </table:table-cell>
          <table:table-cell table:style-name="ce23" office:value-type="float" office:value="-0.765246136317215">
            <text:p>-0,77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37]+[.I36]" office:value-type="float" office:value="-0.948896473612121">
            <text:p>-0,949</text:p>
          </table:table-cell>
          <table:table-cell table:style-name="ce26" table:formula="of:=[.D37]+[.J36]" office:value-type="float" office:value="-0.206630368665862">
            <text:p>-0,207</text:p>
          </table:table-cell>
          <table:table-cell table:style-name="ce26" table:formula="of:=[.E37]+[.K36]" office:value-type="float" office:value="-0.144832502729692">
            <text:p>-0,145</text:p>
          </table:table-cell>
          <table:table-cell table:style-name="ce26" table:formula="of:=[.F37]+[.L36]" office:value-type="float" office:value="-0.350770431182418">
            <text:p>-0,35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0.948896473612121">
            <text:p>-0,95</text:p>
          </table:table-cell>
          <table:table-cell table:style-name="ce23" office:value-type="float" office:value="0.74226610494626">
            <text:p>0,74</text:p>
          </table:table-cell>
          <table:table-cell table:style-name="ce23" office:value-type="float" office:value="0.06179786593617">
            <text:p>0,06</text:p>
          </table:table-cell>
          <table:table-cell table:style-name="ce23" office:value-type="float" office:value="-0.205937928452726">
            <text:p>-0,21</text:p>
          </table:table-cell>
          <table:table-cell table:style-name="ce23" office:value-type="float" office:value="1.31253892902727">
            <text:p>1,31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38]+[.I37]" office:value-type="float" office:value="0.26689228349757">
            <text:p>0,267</text:p>
          </table:table-cell>
          <table:table-cell table:style-name="ce26" table:formula="of:=[.D38]+[.J37]" office:value-type="float" office:value="0.166482634349781">
            <text:p>0,166</text:p>
          </table:table-cell>
          <table:table-cell table:style-name="ce26" table:formula="of:=[.E38]+[.K37]" office:value-type="float" office:value="0.758191846258621">
            <text:p>0,758</text:p>
          </table:table-cell>
          <table:table-cell table:style-name="ce26" table:formula="of:=[.F38]+[.L37]" office:value-type="float" office:value="-1.22736516545674">
            <text:p>-1,227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0.26689228349757">
            <text:p>0,27</text:p>
          </table:table-cell>
          <table:table-cell table:style-name="ce23" office:value-type="float" office:value="-0.10040964914779">
            <text:p>-0,10</text:p>
          </table:table-cell>
          <table:table-cell table:style-name="ce23" office:value-type="float" office:value="0.591709211908841">
            <text:p>0,59</text:p>
          </table:table-cell>
          <table:table-cell table:style-name="ce23" office:value-type="float" office:value="-1.98555701171536">
            <text:p>-1,99</text:p>
          </table:table-cell>
          <table:table-cell table:style-name="ce23" office:value-type="float" office:value="-0.626384438843008">
            <text:p>-0,63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39]+[.I38]" office:value-type="float" office:value="-0.538177690967763">
            <text:p>-0,538</text:p>
          </table:table-cell>
          <table:table-cell table:style-name="ce26" table:formula="of:=[.D39]+[.J38]" office:value-type="float" office:value="-0.0730140283464939">
            <text:p>-0,073</text:p>
          </table:table-cell>
          <table:table-cell table:style-name="ce26" table:formula="of:=[.E39]+[.K38]" office:value-type="float" office:value="-0.162336613895024">
            <text:p>-0,162</text:p>
          </table:table-cell>
          <table:table-cell table:style-name="ce26" table:formula="of:=[.F39]+[.L38]" office:value-type="float" office:value="-0.395178906909673">
            <text:p>-0,39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0.538177690967763">
            <text:p>-0,54</text:p>
          </table:table-cell>
          <table:table-cell table:style-name="ce23" office:value-type="float" office:value="0.46516366262127">
            <text:p>0,47</text:p>
          </table:table-cell>
          <table:table-cell table:style-name="ce23" office:value-type="float" office:value="-0.0893225855485303">
            <text:p>-0,09</text:p>
          </table:table-cell>
          <table:table-cell table:style-name="ce23" office:value-type="float" office:value="-0.232842293014649">
            <text:p>-0,23</text:p>
          </table:table-cell>
          <table:table-cell table:style-name="ce23" office:value-type="float" office:value="0.0775084299337491">
            <text:p>0,08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40]+[.I39]" office:value-type="float" office:value="-0.371403903972377">
            <text:p>-0,371</text:p>
          </table:table-cell>
          <table:table-cell table:style-name="ce26" table:formula="of:=[.D40]+[.J39]" office:value-type="float" office:value="0.530955360408496">
            <text:p>0,531</text:p>
          </table:table-cell>
          <table:table-cell table:style-name="ce26" table:formula="of:=[.E40]+[.K39]" office:value-type="float" office:value="1.53298332292915">
            <text:p>1,533</text:p>
          </table:table-cell>
          <table:table-cell table:style-name="ce26" table:formula="of:=[.F40]+[.L39]" office:value-type="float" office:value="2.57368084843199">
            <text:p>2,574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0.371403903972377">
            <text:p>-0,37</text:p>
          </table:table-cell>
          <table:table-cell table:style-name="ce23" office:value-type="float" office:value="0.902359264380872">
            <text:p>0,90</text:p>
          </table:table-cell>
          <table:table-cell table:style-name="ce23" office:value-type="float" office:value="1.00202796252065">
            <text:p>1,00</text:p>
          </table:table-cell>
          <table:table-cell table:style-name="ce23" office:value-type="float" office:value="1.04069752550284">
            <text:p>1,04</text:p>
          </table:table-cell>
          <table:table-cell table:style-name="ce23" office:value-type="float" office:value="-1.14122252675966">
            <text:p>-1,14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41]+[.I40]" office:value-type="float" office:value="-0.279628588133006">
            <text:p>-0,280</text:p>
          </table:table-cell>
          <table:table-cell table:style-name="ce26" table:formula="of:=[.D41]+[.J40]" office:value-type="float" office:value="-0.206702672835811">
            <text:p>-0,207</text:p>
          </table:table-cell>
          <table:table-cell table:style-name="ce26" table:formula="of:=[.E41]+[.K40]" office:value-type="float" office:value="0.472165342503219">
            <text:p>0,472</text:p>
          </table:table-cell>
          <table:table-cell table:style-name="ce26" table:formula="of:=[.F41]+[.L40]" office:value-type="float" office:value="-0.847335330281538">
            <text:p>-0,847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0.279628588133006">
            <text:p>-0,28</text:p>
          </table:table-cell>
          <table:table-cell table:style-name="ce23" office:value-type="float" office:value="0.0729259152971947">
            <text:p>0,07</text:p>
          </table:table-cell>
          <table:table-cell table:style-name="ce23" office:value-type="float" office:value="0.678868015339029">
            <text:p>0,68</text:p>
          </table:table-cell>
          <table:table-cell table:style-name="ce23" office:value-type="float" office:value="-1.31950067278476">
            <text:p>-1,32</text:p>
          </table:table-cell>
          <table:table-cell table:style-name="ce23" office:value-type="float" office:value="-0.303333848068477">
            <text:p>-0,30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42]+[.I41]" office:value-type="float" office:value="-0.887589710118038">
            <text:p>-0,888</text:p>
          </table:table-cell>
          <table:table-cell table:style-name="ce26" table:formula="of:=[.D42]+[.J41]" office:value-type="float" office:value="-1.29161746642968">
            <text:p>-1,292</text:p>
          </table:table-cell>
          <table:table-cell table:style-name="ce26" table:formula="of:=[.E42]+[.K41]" office:value-type="float" office:value="-1.06362994322831">
            <text:p>-1,064</text:p>
          </table:table-cell>
          <table:table-cell table:style-name="ce26" table:formula="of:=[.F42]+[.L41]" office:value-type="float" office:value="-0.481860414092074">
            <text:p>-0,48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0.887589710118038">
            <text:p>-0,89</text:p>
          </table:table-cell>
          <table:table-cell table:style-name="ce23" office:value-type="float" office:value="-0.404027756311646">
            <text:p>-0,40</text:p>
          </table:table-cell>
          <table:table-cell table:style-name="ce23" office:value-type="float" office:value="0.227987523201371">
            <text:p>0,23</text:p>
          </table:table-cell>
          <table:table-cell table:style-name="ce23" office:value-type="float" office:value="0.581769529136239">
            <text:p>0,58</text:p>
          </table:table-cell>
          <table:table-cell table:style-name="ce23" office:value-type="float" office:value="1.06111262565914">
            <text:p>1,06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43]+[.I42]" office:value-type="float" office:value="-1.30134282747911">
            <text:p>-1,301</text:p>
          </table:table-cell>
          <table:table-cell table:style-name="ce26" table:formula="of:=[.D43]+[.J42]" office:value-type="float" office:value="-1.64116177639899">
            <text:p>-1,641</text:p>
          </table:table-cell>
          <table:table-cell table:style-name="ce26" table:formula="of:=[.E43]+[.K42]" office:value-type="float" office:value="-1.37403443091859">
            <text:p>-1,374</text:p>
          </table:table-cell>
          <table:table-cell table:style-name="ce26" table:formula="of:=[.F43]+[.L42]" office:value-type="float" office:value="-1.71480526328934">
            <text:p>-1,71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1.30134282747911">
            <text:p>-1,30</text:p>
          </table:table-cell>
          <table:table-cell table:style-name="ce23" office:value-type="float" office:value="-0.339818948919882">
            <text:p>-0,34</text:p>
          </table:table-cell>
          <table:table-cell table:style-name="ce23" office:value-type="float" office:value="0.267127345480401">
            <text:p>0,27</text:p>
          </table:table-cell>
          <table:table-cell table:style-name="ce23" office:value-type="float" office:value="-0.340770832370748">
            <text:p>-0,34</text:p>
          </table:table-cell>
          <table:table-cell table:style-name="ce23" office:value-type="float" office:value="-0.75614231329339">
            <text:p>-0,76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44]+[.I43]" office:value-type="float" office:value="0.551810575963568">
            <text:p>0,552</text:p>
          </table:table-cell>
          <table:table-cell table:style-name="ce26" table:formula="of:=[.D44]+[.J43]" office:value-type="float" office:value="0.121590500963049">
            <text:p>0,122</text:p>
          </table:table-cell>
          <table:table-cell table:style-name="ce26" table:formula="of:=[.E44]+[.K43]" office:value-type="float" office:value="-0.0601821806105006">
            <text:p>-0,060</text:p>
          </table:table-cell>
          <table:table-cell table:style-name="ce26" table:formula="of:=[.F44]+[.L43]" office:value-type="float" office:value="0.562938370718136">
            <text:p>0,56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0.551810575963568">
            <text:p>0,55</text:p>
          </table:table-cell>
          <table:table-cell table:style-name="ce23" office:value-type="float" office:value="-0.430220075000518">
            <text:p>-0,43</text:p>
          </table:table-cell>
          <table:table-cell table:style-name="ce23" office:value-type="float" office:value="-0.18177268157355">
            <text:p>-0,18</text:p>
          </table:table-cell>
          <table:table-cell table:style-name="ce23" office:value-type="float" office:value="0.623120551328637">
            <text:p>0,62</text:p>
          </table:table-cell>
          <table:table-cell table:style-name="ce23" office:value-type="float" office:value="-0.111749371180583">
            <text:p>-0,11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45]+[.I44]" office:value-type="float" office:value="0.794358097820694">
            <text:p>0,794</text:p>
          </table:table-cell>
          <table:table-cell table:style-name="ce26" table:formula="of:=[.D45]+[.J44]" office:value-type="float" office:value="0.849629768024017">
            <text:p>0,850</text:p>
          </table:table-cell>
          <table:table-cell table:style-name="ce26" table:formula="of:=[.E45]+[.K44]" office:value-type="float" office:value="0.21999052446569">
            <text:p>0,220</text:p>
          </table:table-cell>
          <table:table-cell table:style-name="ce26" table:formula="of:=[.F45]+[.L44]" office:value-type="float" office:value="2.07875239419505">
            <text:p>2,07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0.794358097820694">
            <text:p>0,79</text:p>
          </table:table-cell>
          <table:table-cell table:style-name="ce23" office:value-type="float" office:value="0.0552716702033234">
            <text:p>0,06</text:p>
          </table:table-cell>
          <table:table-cell table:style-name="ce23" office:value-type="float" office:value="-0.629639243558327">
            <text:p>-0,63</text:p>
          </table:table-cell>
          <table:table-cell table:style-name="ce23" office:value-type="float" office:value="1.85876186972936">
            <text:p>1,86</text:p>
          </table:table-cell>
          <table:table-cell table:style-name="ce23" office:value-type="float" office:value="0.0341525903609408">
            <text:p>0,03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46]+[.I45]" office:value-type="float" office:value="-0.408220170295798">
            <text:p>-0,408</text:p>
          </table:table-cell>
          <table:table-cell table:style-name="ce26" table:formula="of:=[.D46]+[.J45]" office:value-type="float" office:value="-0.964090980114938">
            <text:p>-0,964</text:p>
          </table:table-cell>
          <table:table-cell table:style-name="ce26" table:formula="of:=[.E46]+[.K45]" office:value-type="float" office:value="-1.78536277229291">
            <text:p>-1,785</text:p>
          </table:table-cell>
          <table:table-cell table:style-name="ce26" table:formula="of:=[.F46]+[.L45]" office:value-type="float" office:value="-0.939339258244445">
            <text:p>-0,93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0.408220170295798">
            <text:p>-0,41</text:p>
          </table:table-cell>
          <table:table-cell table:style-name="ce23" office:value-type="float" office:value="-0.555870809819141">
            <text:p>-0,56</text:p>
          </table:table-cell>
          <table:table-cell table:style-name="ce23" office:value-type="float" office:value="-0.821271792177975">
            <text:p>-0,82</text:p>
          </table:table-cell>
          <table:table-cell table:style-name="ce23" office:value-type="float" office:value="0.846023514048468">
            <text:p>0,85</text:p>
          </table:table-cell>
          <table:table-cell table:style-name="ce23" office:value-type="float" office:value="1.31945315485213">
            <text:p>1,32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47]+[.I46]" office:value-type="float" office:value="-0.0490126041218325">
            <text:p>-0,049</text:p>
          </table:table-cell>
          <table:table-cell table:style-name="ce26" table:formula="of:=[.D47]+[.J46]" office:value-type="float" office:value="0.082338511896776">
            <text:p>0,082</text:p>
          </table:table-cell>
          <table:table-cell table:style-name="ce26" table:formula="of:=[.E47]+[.K46]" office:value-type="float" office:value="0.138293101400011">
            <text:p>0,138</text:p>
          </table:table-cell>
          <table:table-cell table:style-name="ce26" table:formula="of:=[.F47]+[.L46]" office:value-type="float" office:value="-0.816095815241245">
            <text:p>-0,816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0.0490126041218325">
            <text:p>-0,05</text:p>
          </table:table-cell>
          <table:table-cell table:style-name="ce23" office:value-type="float" office:value="0.131351116018608">
            <text:p>0,13</text:p>
          </table:table-cell>
          <table:table-cell table:style-name="ce23" office:value-type="float" office:value="0.0559545895032348">
            <text:p>0,06</text:p>
          </table:table-cell>
          <table:table-cell table:style-name="ce23" office:value-type="float" office:value="-0.954388916641256">
            <text:p>-0,95</text:p>
          </table:table-cell>
          <table:table-cell table:style-name="ce23" office:value-type="float" office:value="0.150037286064904">
            <text:p>0,15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48]+[.I47]" office:value-type="float" office:value="0.172560264433438">
            <text:p>0,173</text:p>
          </table:table-cell>
          <table:table-cell table:style-name="ce26" table:formula="of:=[.D48]+[.J47]" office:value-type="float" office:value="1.92656116753189">
            <text:p>1,927</text:p>
          </table:table-cell>
          <table:table-cell table:style-name="ce26" table:formula="of:=[.E48]+[.K47]" office:value-type="float" office:value="2.41825290953003">
            <text:p>2,418</text:p>
          </table:table-cell>
          <table:table-cell table:style-name="ce26" table:formula="of:=[.F48]+[.L47]" office:value-type="float" office:value="3.14717583179221">
            <text:p>3,147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0.172560264433438">
            <text:p>0,17</text:p>
          </table:table-cell>
          <table:table-cell table:style-name="ce23" office:value-type="float" office:value="1.75400090309845">
            <text:p>1,75</text:p>
          </table:table-cell>
          <table:table-cell table:style-name="ce23" office:value-type="float" office:value="0.491691741998144">
            <text:p>0,49</text:p>
          </table:table-cell>
          <table:table-cell table:style-name="ce23" office:value-type="float" office:value="0.728922922262173">
            <text:p>0,73</text:p>
          </table:table-cell>
          <table:table-cell table:style-name="ce23" office:value-type="float" office:value="0.485050327069096">
            <text:p>0,49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49]+[.I48]" office:value-type="float" office:value="-1.11544252543526">
            <text:p>-1,115</text:p>
          </table:table-cell>
          <table:table-cell table:style-name="ce26" table:formula="of:=[.D49]+[.J48]" office:value-type="float" office:value="-2.02704404238704">
            <text:p>-2,027</text:p>
          </table:table-cell>
          <table:table-cell table:style-name="ce26" table:formula="of:=[.E49]+[.K48]" office:value-type="float" office:value="0.473227784643564">
            <text:p>0,473</text:p>
          </table:table-cell>
          <table:table-cell table:style-name="ce26" table:formula="of:=[.F49]+[.L48]" office:value-type="float" office:value="0.694935527397739">
            <text:p>0,69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1.11544252543526">
            <text:p>-1,12</text:p>
          </table:table-cell>
          <table:table-cell table:style-name="ce23" office:value-type="float" office:value="-0.911601516951779">
            <text:p>-0,91</text:p>
          </table:table-cell>
          <table:table-cell table:style-name="ce23" office:value-type="float" office:value="2.5002718270306">
            <text:p>2,50</text:p>
          </table:table-cell>
          <table:table-cell table:style-name="ce23" office:value-type="float" office:value="0.221707742754175">
            <text:p>0,22</text:p>
          </table:table-cell>
          <table:table-cell table:style-name="ce23" office:value-type="float" office:value="1.47008668310175">
            <text:p>1,47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50]+[.I49]" office:value-type="float" office:value="-0.479114188930237">
            <text:p>-0,479</text:p>
          </table:table-cell>
          <table:table-cell table:style-name="ce26" table:formula="of:=[.D50]+[.J49]" office:value-type="float" office:value="-0.730792573175359">
            <text:p>-0,731</text:p>
          </table:table-cell>
          <table:table-cell table:style-name="ce26" table:formula="of:=[.E50]+[.K49]" office:value-type="float" office:value="-0.918258924547372">
            <text:p>-0,918</text:p>
          </table:table-cell>
          <table:table-cell table:style-name="ce26" table:formula="of:=[.F50]+[.L49]" office:value-type="float" office:value="-2.30092621591986">
            <text:p>-2,30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0.479114188930237">
            <text:p>-0,48</text:p>
          </table:table-cell>
          <table:table-cell table:style-name="ce23" office:value-type="float" office:value="-0.251678384245122">
            <text:p>-0,25</text:p>
          </table:table-cell>
          <table:table-cell table:style-name="ce23" office:value-type="float" office:value="-0.187466351372013">
            <text:p>-0,19</text:p>
          </table:table-cell>
          <table:table-cell table:style-name="ce23" office:value-type="float" office:value="-1.38266729137249">
            <text:p>-1,38</text:p>
          </table:table-cell>
          <table:table-cell table:style-name="ce23" office:value-type="float" office:value="-0.537713529676641">
            <text:p>-0,54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51]+[.I50]" office:value-type="float" office:value="0.0958403410423797">
            <text:p>0,096</text:p>
          </table:table-cell>
          <table:table-cell table:style-name="ce26" table:formula="of:=[.D51]+[.J50]" office:value-type="float" office:value="0.658998485843659">
            <text:p>0,659</text:p>
          </table:table-cell>
          <table:table-cell table:style-name="ce26" table:formula="of:=[.E51]+[.K50]" office:value-type="float" office:value="1.00178663968383">
            <text:p>1,002</text:p>
          </table:table-cell>
          <table:table-cell table:style-name="ce26" table:formula="of:=[.F51]+[.L50]" office:value-type="float" office:value="0.463117859976268">
            <text:p>0,46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0.0958403410423797">
            <text:p>0,10</text:p>
          </table:table-cell>
          <table:table-cell table:style-name="ce23" office:value-type="float" office:value="0.563158144801279">
            <text:p>0,56</text:p>
          </table:table-cell>
          <table:table-cell table:style-name="ce23" office:value-type="float" office:value="0.342788153840168">
            <text:p>0,34</text:p>
          </table:table-cell>
          <table:table-cell table:style-name="ce23" office:value-type="float" office:value="-0.538668779707559">
            <text:p>-0,54</text:p>
          </table:table-cell>
          <table:table-cell table:style-name="ce23" office:value-type="float" office:value="-0.870033502218301">
            <text:p>-0,87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52]+[.I51]" office:value-type="float" office:value="0.121816615254159">
            <text:p>0,122</text:p>
          </table:table-cell>
          <table:table-cell table:style-name="ce26" table:formula="of:=[.D52]+[.J51]" office:value-type="float" office:value="-0.673477091103422">
            <text:p>-0,673</text:p>
          </table:table-cell>
          <table:table-cell table:style-name="ce26" table:formula="of:=[.E52]+[.K51]" office:value-type="float" office:value="-0.906571598018954">
            <text:p>-0,907</text:p>
          </table:table-cell>
          <table:table-cell table:style-name="ce26" table:formula="of:=[.F52]+[.L51]" office:value-type="float" office:value="0.279141222534995">
            <text:p>0,27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0.121816615254159">
            <text:p>0,12</text:p>
          </table:table-cell>
          <table:table-cell table:style-name="ce23" office:value-type="float" office:value="-0.795293706357581">
            <text:p>-0,80</text:p>
          </table:table-cell>
          <table:table-cell table:style-name="ce23" office:value-type="float" office:value="-0.233094506915532">
            <text:p>-0,23</text:p>
          </table:table-cell>
          <table:table-cell table:style-name="ce23" office:value-type="float" office:value="1.18571282055395">
            <text:p>1,19</text:p>
          </table:table-cell>
          <table:table-cell table:style-name="ce23" office:value-type="float" office:value="0.410692279066617">
            <text:p>0,41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53]+[.I52]" office:value-type="float" office:value="-1.43957434333196">
            <text:p>-1,440</text:p>
          </table:table-cell>
          <table:table-cell table:style-name="ce26" table:formula="of:=[.D53]+[.J52]" office:value-type="float" office:value="-2.18486146100199">
            <text:p>-2,185</text:p>
          </table:table-cell>
          <table:table-cell table:style-name="ce26" table:formula="of:=[.E53]+[.K52]" office:value-type="float" office:value="-2.04936555948959">
            <text:p>-2,049</text:p>
          </table:table-cell>
          <table:table-cell table:style-name="ce26" table:formula="of:=[.F53]+[.L52]" office:value-type="float" office:value="-1.07864852556496">
            <text:p>-1,07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1.43957434333196">
            <text:p>-1,44</text:p>
          </table:table-cell>
          <table:table-cell table:style-name="ce23" office:value-type="float" office:value="-0.745287117670025">
            <text:p>-0,75</text:p>
          </table:table-cell>
          <table:table-cell table:style-name="ce23" office:value-type="float" office:value="0.135495901512395">
            <text:p>0,14</text:p>
          </table:table-cell>
          <table:table-cell table:style-name="ce23" office:value-type="float" office:value="0.970717033924634">
            <text:p>0,97</text:p>
          </table:table-cell>
          <table:table-cell table:style-name="ce23" office:value-type="float" office:value="0.055624796003992">
            <text:p>0,06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54]+[.I53]" office:value-type="float" office:value="-0.732596772826722">
            <text:p>-0,733</text:p>
          </table:table-cell>
          <table:table-cell table:style-name="ce26" table:formula="of:=[.D54]+[.J53]" office:value-type="float" office:value="-0.284357930106121">
            <text:p>-0,284</text:p>
          </table:table-cell>
          <table:table-cell table:style-name="ce26" table:formula="of:=[.E54]+[.K53]" office:value-type="float" office:value="-0.963125364970944">
            <text:p>-0,963</text:p>
          </table:table-cell>
          <table:table-cell table:style-name="ce26" table:formula="of:=[.F54]+[.L53]" office:value-type="float" office:value="-0.580709105562949">
            <text:p>-0,58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0.732596772826722">
            <text:p>-0,73</text:p>
          </table:table-cell>
          <table:table-cell table:style-name="ce23" office:value-type="float" office:value="0.448238842720601">
            <text:p>0,45</text:p>
          </table:table-cell>
          <table:table-cell table:style-name="ce23" office:value-type="float" office:value="-0.678767434864823">
            <text:p>-0,68</text:p>
          </table:table-cell>
          <table:table-cell table:style-name="ce23" office:value-type="float" office:value="0.382416259407995">
            <text:p>0,38</text:p>
          </table:table-cell>
          <table:table-cell table:style-name="ce23" office:value-type="float" office:value="-1.17254567758044">
            <text:p>-1,17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55]+[.I54]" office:value-type="float" office:value="1.40548641615929">
            <text:p>1,405</text:p>
          </table:table-cell>
          <table:table-cell table:style-name="ce26" table:formula="of:=[.D55]+[.J54]" office:value-type="float" office:value="0.71195579513052">
            <text:p>0,712</text:p>
          </table:table-cell>
          <table:table-cell table:style-name="ce26" table:formula="of:=[.E55]+[.K54]" office:value-type="float" office:value="0.519949111690394">
            <text:p>0,520</text:p>
          </table:table-cell>
          <table:table-cell table:style-name="ce26" table:formula="of:=[.F55]+[.L54]" office:value-type="float" office:value="0.0473767994176667">
            <text:p>0,047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1.40548641615929">
            <text:p>1,41</text:p>
          </table:table-cell>
          <table:table-cell table:style-name="ce23" office:value-type="float" office:value="-0.693530621028769">
            <text:p>-0,69</text:p>
          </table:table-cell>
          <table:table-cell table:style-name="ce23" office:value-type="float" office:value="-0.192006683440126">
            <text:p>-0,19</text:p>
          </table:table-cell>
          <table:table-cell table:style-name="ce23" office:value-type="float" office:value="-0.472572312272727">
            <text:p>-0,47</text:p>
          </table:table-cell>
          <table:table-cell table:style-name="ce23" office:value-type="float" office:value="0.473690225730467">
            <text:p>0,47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56]+[.I55]" office:value-type="float" office:value="0.242060305914665">
            <text:p>0,242</text:p>
          </table:table-cell>
          <table:table-cell table:style-name="ce26" table:formula="of:=[.D56]+[.J55]" office:value-type="float" office:value="1.28413367235943">
            <text:p>1,284</text:p>
          </table:table-cell>
          <table:table-cell table:style-name="ce26" table:formula="of:=[.E56]+[.K55]" office:value-type="float" office:value="1.6359075997392">
            <text:p>1,636</text:p>
          </table:table-cell>
          <table:table-cell table:style-name="ce26" table:formula="of:=[.F56]+[.L55]" office:value-type="float" office:value="1.29175448406476">
            <text:p>1,29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0.242060305914665">
            <text:p>0,24</text:p>
          </table:table-cell>
          <table:table-cell table:style-name="ce23" office:value-type="float" office:value="1.04207336644477">
            <text:p>1,04</text:p>
          </table:table-cell>
          <table:table-cell table:style-name="ce23" office:value-type="float" office:value="0.35177392737977">
            <text:p>0,35</text:p>
          </table:table-cell>
          <table:table-cell table:style-name="ce23" office:value-type="float" office:value="-0.34415311567444">
            <text:p>-0,34</text:p>
          </table:table-cell>
          <table:table-cell table:style-name="ce23" office:value-type="float" office:value="0.133109610278518">
            <text:p>0,13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57]+[.I56]" office:value-type="float" office:value="0.218846426499361">
            <text:p>0,219</text:p>
          </table:table-cell>
          <table:table-cell table:style-name="ce26" table:formula="of:=[.D57]+[.J56]" office:value-type="float" office:value="-0.847065880350042">
            <text:p>-0,847</text:p>
          </table:table-cell>
          <table:table-cell table:style-name="ce26" table:formula="of:=[.E57]+[.K56]" office:value-type="float" office:value="-1.21815966114872">
            <text:p>-1,218</text:p>
          </table:table-cell>
          <table:table-cell table:style-name="ce26" table:formula="of:=[.F57]+[.L56]" office:value-type="float" office:value="-1.5900282315542">
            <text:p>-1,59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0.218846426499361">
            <text:p>0,22</text:p>
          </table:table-cell>
          <table:table-cell table:style-name="ce23" office:value-type="float" office:value="-1.0659123068494">
            <text:p>-1,07</text:p>
          </table:table-cell>
          <table:table-cell table:style-name="ce23" office:value-type="float" office:value="-0.371093780798683">
            <text:p>-0,37</text:p>
          </table:table-cell>
          <table:table-cell table:style-name="ce23" office:value-type="float" office:value="-0.371868570405477">
            <text:p>-0,37</text:p>
          </table:table-cell>
          <table:table-cell table:style-name="ce23" office:value-type="float" office:value="-0.635557630470614">
            <text:p>-0,64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58]+[.I57]" office:value-type="float" office:value="0.3726146560471">
            <text:p>0,373</text:p>
          </table:table-cell>
          <table:table-cell table:style-name="ce26" table:formula="of:=[.D58]+[.J57]" office:value-type="float" office:value="0.608403381598936">
            <text:p>0,608</text:p>
          </table:table-cell>
          <table:table-cell table:style-name="ce26" table:formula="of:=[.E58]+[.K57]" office:value-type="float" office:value="2.49496255574654">
            <text:p>2,495</text:p>
          </table:table-cell>
          <table:table-cell table:style-name="ce26" table:formula="of:=[.F58]+[.L57]" office:value-type="float" office:value="1.93908961962686">
            <text:p>1,93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0.3726146560471">
            <text:p>0,37</text:p>
          </table:table-cell>
          <table:table-cell table:style-name="ce23" office:value-type="float" office:value="0.235788725551836">
            <text:p>0,24</text:p>
          </table:table-cell>
          <table:table-cell table:style-name="ce23" office:value-type="float" office:value="1.8865591741476">
            <text:p>1,89</text:p>
          </table:table-cell>
          <table:table-cell table:style-name="ce23" office:value-type="float" office:value="-0.55587293611968">
            <text:p>-0,56</text:p>
          </table:table-cell>
          <table:table-cell table:style-name="ce23" office:value-type="float" office:value="0.407653094181519">
            <text:p>0,41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59]+[.I58]" office:value-type="float" office:value="0.0365886296465106">
            <text:p>0,037</text:p>
          </table:table-cell>
          <table:table-cell table:style-name="ce26" table:formula="of:=[.D59]+[.J58]" office:value-type="float" office:value="1.33190212992487">
            <text:p>1,332</text:p>
          </table:table-cell>
          <table:table-cell table:style-name="ce26" table:formula="of:=[.E59]+[.K58]" office:value-type="float" office:value="0.324007756910845">
            <text:p>0,324</text:p>
          </table:table-cell>
          <table:table-cell table:style-name="ce26" table:formula="of:=[.F59]+[.L58]" office:value-type="float" office:value="-0.101909830332561">
            <text:p>-0,10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0.0365886296465106">
            <text:p>0,04</text:p>
          </table:table-cell>
          <table:table-cell table:style-name="ce23" office:value-type="float" office:value="1.29531350027836">
            <text:p>1,30</text:p>
          </table:table-cell>
          <table:table-cell table:style-name="ce23" office:value-type="float" office:value="-1.00789437301402">
            <text:p>-1,01</text:p>
          </table:table-cell>
          <table:table-cell table:style-name="ce23" office:value-type="float" office:value="-0.425917587243405">
            <text:p>-0,43</text:p>
          </table:table-cell>
          <table:table-cell table:style-name="ce23" office:value-type="float" office:value="-0.303713988226533">
            <text:p>-0,30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60]+[.I59]" office:value-type="float" office:value="0.378546770141356">
            <text:p>0,379</text:p>
          </table:table-cell>
          <table:table-cell table:style-name="ce26" table:formula="of:=[.D60]+[.J59]" office:value-type="float" office:value="0.0176882709828042">
            <text:p>0,018</text:p>
          </table:table-cell>
          <table:table-cell table:style-name="ce26" table:formula="of:=[.E60]+[.K59]" office:value-type="float" office:value="0.487400826059212">
            <text:p>0,487</text:p>
          </table:table-cell>
          <table:table-cell table:style-name="ce26" table:formula="of:=[.F60]+[.L59]" office:value-type="float" office:value="0.0345928403335186">
            <text:p>0,03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0.378546770141356">
            <text:p>0,38</text:p>
          </table:table-cell>
          <table:table-cell table:style-name="ce23" office:value-type="float" office:value="-0.360858499158552">
            <text:p>-0,36</text:p>
          </table:table-cell>
          <table:table-cell table:style-name="ce23" office:value-type="float" office:value="0.469712555076407">
            <text:p>0,47</text:p>
          </table:table-cell>
          <table:table-cell table:style-name="ce23" office:value-type="float" office:value="-0.452807985725693">
            <text:p>-0,45</text:p>
          </table:table-cell>
          <table:table-cell table:style-name="ce23" office:value-type="float" office:value="-0.679246867050769">
            <text:p>-0,68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61]+[.I60]" office:value-type="float" office:value="0.0842639708504519">
            <text:p>0,084</text:p>
          </table:table-cell>
          <table:table-cell table:style-name="ce26" table:formula="of:=[.D61]+[.J60]" office:value-type="float" office:value="-0.0139155617298763">
            <text:p>-0,014</text:p>
          </table:table-cell>
          <table:table-cell table:style-name="ce26" table:formula="of:=[.E61]+[.K60]" office:value-type="float" office:value="-0.210451765808789">
            <text:p>-0,210</text:p>
          </table:table-cell>
          <table:table-cell table:style-name="ce26" table:formula="of:=[.F61]+[.L60]" office:value-type="float" office:value="1.04751176977924">
            <text:p>1,048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0.0842639708504519">
            <text:p>0,08</text:p>
          </table:table-cell>
          <table:table-cell table:style-name="ce23" office:value-type="float" office:value="-0.0981795325803282">
            <text:p>-0,10</text:p>
          </table:table-cell>
          <table:table-cell table:style-name="ce23" office:value-type="float" office:value="-0.196536204078913">
            <text:p>-0,20</text:p>
          </table:table-cell>
          <table:table-cell table:style-name="ce23" office:value-type="float" office:value="1.25796353558803">
            <text:p>1,26</text:p>
          </table:table-cell>
          <table:table-cell table:style-name="ce23" office:value-type="float" office:value="-1.01393111605179">
            <text:p>-1,01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62]+[.I61]" office:value-type="float" office:value="0.33996458612675">
            <text:p>0,340</text:p>
          </table:table-cell>
          <table:table-cell table:style-name="ce26" table:formula="of:=[.D62]+[.J61]" office:value-type="float" office:value="0.641473881306767">
            <text:p>0,641</text:p>
          </table:table-cell>
          <table:table-cell table:style-name="ce26" table:formula="of:=[.E62]+[.K61]" office:value-type="float" office:value="0.424162083596293">
            <text:p>0,424</text:p>
          </table:table-cell>
          <table:table-cell table:style-name="ce26" table:formula="of:=[.F62]+[.L61]" office:value-type="float" office:value="0.220405700046712">
            <text:p>0,22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0.33996458612675">
            <text:p>0,34</text:p>
          </table:table-cell>
          <table:table-cell table:style-name="ce23" office:value-type="float" office:value="0.301509295180017">
            <text:p>0,30</text:p>
          </table:table-cell>
          <table:table-cell table:style-name="ce23" office:value-type="float" office:value="-0.217311797710474">
            <text:p>-0,22</text:p>
          </table:table-cell>
          <table:table-cell table:style-name="ce23" office:value-type="float" office:value="-0.203756383549581">
            <text:p>-0,20</text:p>
          </table:table-cell>
          <table:table-cell table:style-name="ce23" office:value-type="float" office:value="0.942269425161162">
            <text:p>0,94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63]+[.I62]" office:value-type="float" office:value="0.398623220333543">
            <text:p>0,399</text:p>
          </table:table-cell>
          <table:table-cell table:style-name="ce26" table:formula="of:=[.D63]+[.J62]" office:value-type="float" office:value="0.651742208105339">
            <text:p>0,652</text:p>
          </table:table-cell>
          <table:table-cell table:style-name="ce26" table:formula="of:=[.E63]+[.K62]" office:value-type="float" office:value="-1.3323873009784">
            <text:p>-1,332</text:p>
          </table:table-cell>
          <table:table-cell table:style-name="ce26" table:formula="of:=[.F63]+[.L62]" office:value-type="float" office:value="-0.161147963583062">
            <text:p>-0,16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0.398623220333543">
            <text:p>0,40</text:p>
          </table:table-cell>
          <table:table-cell table:style-name="ce23" office:value-type="float" office:value="0.253118987771797">
            <text:p>0,25</text:p>
          </table:table-cell>
          <table:table-cell table:style-name="ce23" office:value-type="float" office:value="-1.98412950908374">
            <text:p>-1,98</text:p>
          </table:table-cell>
          <table:table-cell table:style-name="ce23" office:value-type="float" office:value="1.17123933739534">
            <text:p>1,17</text:p>
          </table:table-cell>
          <table:table-cell table:style-name="ce23" office:value-type="float" office:value="0.614434636143843">
            <text:p>0,61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64]+[.I63]" office:value-type="float" office:value="-0.858764622815312">
            <text:p>-0,859</text:p>
          </table:table-cell>
          <table:table-cell table:style-name="ce26" table:formula="of:=[.D64]+[.J63]" office:value-type="float" office:value="-0.208075115294077">
            <text:p>-0,208</text:p>
          </table:table-cell>
          <table:table-cell table:style-name="ce26" table:formula="of:=[.E64]+[.K63]" office:value-type="float" office:value="0.0821197921332879">
            <text:p>0,082</text:p>
          </table:table-cell>
          <table:table-cell table:style-name="ce26" table:formula="of:=[.F64]+[.L63]" office:value-type="float" office:value="-0.0246782885166602">
            <text:p>-0,02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0.858764622815312">
            <text:p>-0,86</text:p>
          </table:table-cell>
          <table:table-cell table:style-name="ce23" office:value-type="float" office:value="0.650689507521235">
            <text:p>0,65</text:p>
          </table:table-cell>
          <table:table-cell table:style-name="ce23" office:value-type="float" office:value="0.290194907427365">
            <text:p>0,29</text:p>
          </table:table-cell>
          <table:table-cell table:style-name="ce23" office:value-type="float" office:value="-0.106798080649948">
            <text:p>-0,11</text:p>
          </table:table-cell>
          <table:table-cell table:style-name="ce23" office:value-type="float" office:value="-0.198772458227367">
            <text:p>-0,20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65]+[.I64]" office:value-type="float" office:value="0.567677192755007">
            <text:p>0,568</text:p>
          </table:table-cell>
          <table:table-cell table:style-name="ce26" table:formula="of:=[.D65]+[.J64]" office:value-type="float" office:value="1.25814846700738">
            <text:p>1,258</text:p>
          </table:table-cell>
          <table:table-cell table:style-name="ce26" table:formula="of:=[.E65]+[.K64]" office:value-type="float" office:value="1.16648624494854">
            <text:p>1,166</text:p>
          </table:table-cell>
          <table:table-cell table:style-name="ce26" table:formula="of:=[.F65]+[.L64]" office:value-type="float" office:value="0.991178251773631">
            <text:p>0,99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0.567677192755007">
            <text:p>0,57</text:p>
          </table:table-cell>
          <table:table-cell table:style-name="ce23" office:value-type="float" office:value="0.690471274252377">
            <text:p>0,69</text:p>
          </table:table-cell>
          <table:table-cell table:style-name="ce23" office:value-type="float" office:value="-0.0916622220588461">
            <text:p>-0,09</text:p>
          </table:table-cell>
          <table:table-cell table:style-name="ce23" office:value-type="float" office:value="-0.175307993174907">
            <text:p>-0,18</text:p>
          </table:table-cell>
          <table:table-cell table:style-name="ce23" office:value-type="float" office:value="-0.342607445438702">
            <text:p>-0,34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66]+[.I65]" office:value-type="float" office:value="-0.326240377448987">
            <text:p>-0,326</text:p>
          </table:table-cell>
          <table:table-cell table:style-name="ce26" table:formula="of:=[.D66]+[.J65]" office:value-type="float" office:value="-0.876146872976627">
            <text:p>-0,876</text:p>
          </table:table-cell>
          <table:table-cell table:style-name="ce26" table:formula="of:=[.E66]+[.K65]" office:value-type="float" office:value="-0.774970508613706">
            <text:p>-0,775</text:p>
          </table:table-cell>
          <table:table-cell table:style-name="ce26" table:formula="of:=[.F66]+[.L65]" office:value-type="float" office:value="-0.763618598846851">
            <text:p>-0,764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0.326240377448987">
            <text:p>-0,33</text:p>
          </table:table-cell>
          <table:table-cell table:style-name="ce23" office:value-type="float" office:value="-0.549906495527641">
            <text:p>-0,55</text:p>
          </table:table-cell>
          <table:table-cell table:style-name="ce23" office:value-type="float" office:value="0.101176364362922">
            <text:p>0,10</text:p>
          </table:table-cell>
          <table:table-cell table:style-name="ce23" office:value-type="float" office:value="0.0113519097668546">
            <text:p>0,01</text:p>
          </table:table-cell>
          <table:table-cell table:style-name="ce23" office:value-type="float" office:value="0.939637960686599">
            <text:p>0,94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67]+[.I66]" office:value-type="float" office:value="-0.473745782236129">
            <text:p>-0,474</text:p>
          </table:table-cell>
          <table:table-cell table:style-name="ce26" table:formula="of:=[.D67]+[.J66]" office:value-type="float" office:value="-1.49502253124581">
            <text:p>-1,495</text:p>
          </table:table-cell>
          <table:table-cell table:style-name="ce26" table:formula="of:=[.E67]+[.K66]" office:value-type="float" office:value="-1.39162110963738">
            <text:p>-1,392</text:p>
          </table:table-cell>
          <table:table-cell table:style-name="ce26" table:formula="of:=[.F67]+[.L66]" office:value-type="float" office:value="-1.39795045313526">
            <text:p>-1,398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0.473745782236129">
            <text:p>-0,47</text:p>
          </table:table-cell>
          <table:table-cell table:style-name="ce23" office:value-type="float" office:value="-1.02127674900968">
            <text:p>-1,02</text:p>
          </table:table-cell>
          <table:table-cell table:style-name="ce23" office:value-type="float" office:value="0.103401421608433">
            <text:p>0,10</text:p>
          </table:table-cell>
          <table:table-cell table:style-name="ce23" office:value-type="float" office:value="-0.00632934349788252">
            <text:p>-0,01</text:p>
          </table:table-cell>
          <table:table-cell table:style-name="ce23" office:value-type="float" office:value="0.131468596943524">
            <text:p>0,13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68]+[.I67]" office:value-type="float" office:value="-0.528773477212864">
            <text:p>-0,529</text:p>
          </table:table-cell>
          <table:table-cell table:style-name="ce26" table:formula="of:=[.D68]+[.J67]" office:value-type="float" office:value="0.0424608202419869">
            <text:p>0,042</text:p>
          </table:table-cell>
          <table:table-cell table:style-name="ce26" table:formula="of:=[.E68]+[.K67]" office:value-type="float" office:value="1.07744714923928">
            <text:p>1,077</text:p>
          </table:table-cell>
          <table:table-cell table:style-name="ce26" table:formula="of:=[.F68]+[.L67]" office:value-type="float" office:value="1.58718642699314">
            <text:p>1,587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0.528773477212864">
            <text:p>-0,53</text:p>
          </table:table-cell>
          <table:table-cell table:style-name="ce23" office:value-type="float" office:value="0.571234297454851">
            <text:p>0,57</text:p>
          </table:table-cell>
          <table:table-cell table:style-name="ce23" office:value-type="float" office:value="1.03498632899729">
            <text:p>1,03</text:p>
          </table:table-cell>
          <table:table-cell table:style-name="ce23" office:value-type="float" office:value="0.509739277753865">
            <text:p>0,51</text:p>
          </table:table-cell>
          <table:table-cell table:style-name="ce23" office:value-type="float" office:value="0.0731909443579879">
            <text:p>0,07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69]+[.I68]" office:value-type="float" office:value="0.160237871752309">
            <text:p>0,160</text:p>
          </table:table-cell>
          <table:table-cell table:style-name="ce26" table:formula="of:=[.D69]+[.J68]" office:value-type="float" office:value="0.374463122911796">
            <text:p>0,374</text:p>
          </table:table-cell>
          <table:table-cell table:style-name="ce26" table:formula="of:=[.E69]+[.K68]" office:value-type="float" office:value="0.699265196498518">
            <text:p>0,699</text:p>
          </table:table-cell>
          <table:table-cell table:style-name="ce26" table:formula="of:=[.F69]+[.L68]" office:value-type="float" office:value="0.181491726333746">
            <text:p>0,181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0.160237871752309">
            <text:p>0,16</text:p>
          </table:table-cell>
          <table:table-cell table:style-name="ce23" office:value-type="float" office:value="0.214225251159487">
            <text:p>0,21</text:p>
          </table:table-cell>
          <table:table-cell table:style-name="ce23" office:value-type="float" office:value="0.324802073586723">
            <text:p>0,32</text:p>
          </table:table-cell>
          <table:table-cell table:style-name="ce23" office:value-type="float" office:value="-0.517773470164772">
            <text:p>-0,52</text:p>
          </table:table-cell>
          <table:table-cell table:style-name="ce23" office:value-type="float" office:value="0.981461515409396">
            <text:p>0,98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70]+[.I69]" office:value-type="float" office:value="-1.1597223007373">
            <text:p>-1,160</text:p>
          </table:table-cell>
          <table:table-cell table:style-name="ce26" table:formula="of:=[.D70]+[.J69]" office:value-type="float" office:value="-1.79960001357529">
            <text:p>-1,800</text:p>
          </table:table-cell>
          <table:table-cell table:style-name="ce26" table:formula="of:=[.E70]+[.K69]" office:value-type="float" office:value="-1.39999047638678">
            <text:p>-1,400</text:p>
          </table:table-cell>
          <table:table-cell table:style-name="ce26" table:formula="of:=[.F70]+[.L69]" office:value-type="float" office:value="-2.32400499002905">
            <text:p>-2,324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1.1597223007373">
            <text:p>-1,16</text:p>
          </table:table-cell>
          <table:table-cell table:style-name="ce23" office:value-type="float" office:value="-0.639877712837989">
            <text:p>-0,64</text:p>
          </table:table-cell>
          <table:table-cell table:style-name="ce23" office:value-type="float" office:value="0.399609537188507">
            <text:p>0,40</text:p>
          </table:table-cell>
          <table:table-cell table:style-name="ce23" office:value-type="float" office:value="-0.924014513642273">
            <text:p>-0,92</text:p>
          </table:table-cell>
          <table:table-cell table:style-name="ce23" office:value-type="float" office:value="-0.548135175256692">
            <text:p>-0,55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71]+[.I70]" office:value-type="float" office:value="0.435136006209787">
            <text:p>0,435</text:p>
          </table:table-cell>
          <table:table-cell table:style-name="ce26" table:formula="of:=[.D71]+[.J70]" office:value-type="float" office:value="0.871693762282968">
            <text:p>0,872</text:p>
          </table:table-cell>
          <table:table-cell table:style-name="ce26" table:formula="of:=[.E71]+[.K70]" office:value-type="float" office:value="0.494722120964634">
            <text:p>0,495</text:p>
          </table:table-cell>
          <table:table-cell table:style-name="ce26" table:formula="of:=[.F71]+[.L70]" office:value-type="float" office:value="0.629398018460618">
            <text:p>0,629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0.435136006209787">
            <text:p>0,44</text:p>
          </table:table-cell>
          <table:table-cell table:style-name="ce23" office:value-type="float" office:value="0.436557756073181">
            <text:p>0,44</text:p>
          </table:table-cell>
          <table:table-cell table:style-name="ce23" office:value-type="float" office:value="-0.376971641318334">
            <text:p>-0,38</text:p>
          </table:table-cell>
          <table:table-cell table:style-name="ce23" office:value-type="float" office:value="0.134675897495983">
            <text:p>0,13</text:p>
          </table:table-cell>
          <table:table-cell table:style-name="ce23" office:value-type="float" office:value="-0.578201230204361">
            <text:p>-0,58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72]+[.I71]" office:value-type="float" office:value="-0.204322050657606">
            <text:p>-0,204</text:p>
          </table:table-cell>
          <table:table-cell table:style-name="ce26" table:formula="of:=[.D72]+[.J71]" office:value-type="float" office:value="-0.337166899400246">
            <text:p>-0,337</text:p>
          </table:table-cell>
          <table:table-cell table:style-name="ce26" table:formula="of:=[.E72]+[.K71]" office:value-type="float" office:value="-0.495129729603778">
            <text:p>-0,495</text:p>
          </table:table-cell>
          <table:table-cell table:style-name="ce26" table:formula="of:=[.F72]+[.L71]" office:value-type="float" office:value="-0.519598241919599">
            <text:p>-0,52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0.204322050657606">
            <text:p>-0,20</text:p>
          </table:table-cell>
          <table:table-cell table:style-name="ce23" office:value-type="float" office:value="-0.13284484874264">
            <text:p>-0,13</text:p>
          </table:table-cell>
          <table:table-cell table:style-name="ce23" office:value-type="float" office:value="-0.157962830203532">
            <text:p>-0,16</text:p>
          </table:table-cell>
          <table:table-cell table:style-name="ce23" office:value-type="float" office:value="-0.0244685123158208">
            <text:p>-0,02</text:p>
          </table:table-cell>
          <table:table-cell table:style-name="ce23" office:value-type="float" office:value="-0.936602945743365">
            <text:p>-0,94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73]+[.I72]" office:value-type="float" office:value="-0.100039571776374">
            <text:p>-0,100</text:p>
          </table:table-cell>
          <table:table-cell table:style-name="ce26" table:formula="of:=[.D73]+[.J72]" office:value-type="float" office:value="-1.24670236830175">
            <text:p>-1,247</text:p>
          </table:table-cell>
          <table:table-cell table:style-name="ce26" table:formula="of:=[.E73]+[.K72]" office:value-type="float" office:value="-1.12782431860217">
            <text:p>-1,128</text:p>
          </table:table-cell>
          <table:table-cell table:style-name="ce26" table:formula="of:=[.F73]+[.L72]" office:value-type="float" office:value="-0.953472511222852">
            <text:p>-0,953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0.100039571776374">
            <text:p>-0,10</text:p>
          </table:table-cell>
          <table:table-cell table:style-name="ce23" office:value-type="float" office:value="-1.14666279652538">
            <text:p>-1,15</text:p>
          </table:table-cell>
          <table:table-cell table:style-name="ce23" office:value-type="float" office:value="0.118878049699583">
            <text:p>0,12</text:p>
          </table:table-cell>
          <table:table-cell table:style-name="ce23" office:value-type="float" office:value="0.174351807379317">
            <text:p>0,17</text:p>
          </table:table-cell>
          <table:table-cell table:style-name="ce23" office:value-type="float" office:value="-0.860650683287594">
            <text:p>-0,86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74]+[.I73]" office:value-type="float" office:value="-0.402236042963319">
            <text:p>-0,402</text:p>
          </table:table-cell>
          <table:table-cell table:style-name="ce26" table:formula="of:=[.D74]+[.J73]" office:value-type="float" office:value="0.278924047956071">
            <text:p>0,279</text:p>
          </table:table-cell>
          <table:table-cell table:style-name="ce26" table:formula="of:=[.E74]+[.K73]" office:value-type="float" office:value="0.926760390469423">
            <text:p>0,927</text:p>
          </table:table-cell>
          <table:table-cell table:style-name="ce26" table:formula="of:=[.F74]+[.L73]" office:value-type="float" office:value="1.24984751412563">
            <text:p>1,250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0.402236042963319">
            <text:p>-0,40</text:p>
          </table:table-cell>
          <table:table-cell table:style-name="ce23" office:value-type="float" office:value="0.68116009091939">
            <text:p>0,68</text:p>
          </table:table-cell>
          <table:table-cell table:style-name="ce23" office:value-type="float" office:value="0.647836342513352">
            <text:p>0,65</text:p>
          </table:table-cell>
          <table:table-cell table:style-name="ce23" office:value-type="float" office:value="0.323087123656207">
            <text:p>0,32</text:p>
          </table:table-cell>
          <table:table-cell table:style-name="ce23" office:value-type="float" office:value="-1.49387351693725">
            <text:p>-1,49</text:p>
          </table:table-cell>
          <table:table-cell/>
          <table:table-cell table:style-name="ce26" office:value-type="float" office:value="0">
            <text:p>0,000</text:p>
          </table:table-cell>
          <table:table-cell table:style-name="ce26" table:formula="of:=[.C75]+[.I74]" office:value-type="float" office:value="-0.153944833950067">
            <text:p>-0,154</text:p>
          </table:table-cell>
          <table:table-cell table:style-name="ce26" table:formula="of:=[.D75]+[.J74]" office:value-type="float" office:value="0.179463237064632">
            <text:p>0,179</text:p>
          </table:table-cell>
          <table:table-cell table:style-name="ce26" table:formula="of:=[.E75]+[.K74]" office:value-type="float" office:value="0.903006037250725">
            <text:p>0,903</text:p>
          </table:table-cell>
          <table:table-cell table:style-name="ce26" table:formula="of:=[.F75]+[.L74]" office:value-type="float" office:value="0.735276162010002">
            <text:p>0,735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3" office:value-type="float" office:value="-0.153944833950067">
            <text:p>-0,15</text:p>
          </table:table-cell>
          <table:table-cell table:style-name="ce23" office:value-type="float" office:value="0.333408071014699">
            <text:p>0,33</text:p>
          </table:table-cell>
          <table:table-cell table:style-name="ce23" office:value-type="float" office:value="0.723542800186093">
            <text:p>0,72</text:p>
          </table:table-cell>
          <table:table-cell table:style-name="ce23" office:value-type="float" office:value="-0.167729875240723">
            <text:p>-0,17</text:p>
          </table:table-cell>
          <table:table-cell table:style-name="ce23" office:value-type="float" office:value="0.176901885569051">
            <text:p>0,18</text:p>
          </table:table-cell>
          <table:table-cell table:number-columns-repeated="1017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obLibs" table:base-cell-address="$'Load Libs'.$A$1" table:cell-range-address="$'Load Libs'.$E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€ </number:text>
      <number:number number:decimal-places="0" number:min-integer-digits="1" number:grouping="true"/>
    </number:number-style>
    <number:number-style style:name="N135">
      <number:text>-€ 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€ </number:text>
      <number:number number:decimal-places="0" number:min-integer-digits="1" number:grouping="true"/>
    </number:number-style>
    <number:number-style style:name="N136">
      <style:text-properties fo:color="#ff0000"/>
      <number:text>-€ </number:text>
      <number:number number:decimal-places="0" number:min-integer-digits="1" number:grouping="true"/>
      <style:map style:condition="value()&gt;=0" style:apply-style-name="N136P0"/>
    </number:number-style>
    <number:number-style style:name="N138P0" style:volatile="true">
      <number:text>€ </number:text>
      <number:number number:decimal-places="2" number:min-integer-digits="1" number:grouping="true"/>
    </number:number-style>
    <number:number-style style:name="N138">
      <number:text>-€ 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€ </number:text>
      <number:number number:decimal-places="2" number:min-integer-digits="1" number:grouping="true"/>
    </number:number-style>
    <number:number-style style:name="N139">
      <style:text-properties fo:color="#ff0000"/>
      <number:text>-€ </number:text>
      <number:number number:decimal-places="2" number:min-integer-digits="1" number:grouping="true"/>
      <style:map style:condition="value()&gt;=0" style:apply-style-name="N139P0"/>
    </number:number-style>
    <number:number-style style:name="N143P0" style:volatile="true">
      <number:text> € </number:text>
      <number:number number:decimal-places="0" number:min-integer-digits="1" number:grouping="true"/>
      <number:text> </number:text>
    </number:number-style>
    <number:number-style style:name="N143P1" style:volatile="true">
      <number:text>-€ </number:text>
      <number:number number:decimal-places="0" number:min-integer-digits="1" number:grouping="true"/>
      <number:text> </number:text>
    </number:number-style>
    <number:number-style style:name="N143P2" style:volatile="true">
      <number:text> € 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number:min-integer-digits="1" number:grouping="true"/>
      <number:text> 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€ </number:text>
      <number:number number:decimal-places="2" number:min-integer-digits="1" number:grouping="true"/>
      <number:text> </number:text>
    </number:number-style>
    <number:number-style style:name="N149P1" style:volatile="true">
      <number:text>-€ </number:text>
      <number:number number:decimal-places="2" number:min-integer-digits="1" number:grouping="true"/>
      <number:text> </number:text>
    </number:number-style>
    <number:number-style style:name="N149P2" style:volatile="true">
      <number:text> €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-</number:text>
      <number:number number:decimal-places="2" number:min-integer-digits="1" number:grouping="true"/>
      <number:text> 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TRUE</number:text>
    </number:number-style>
    <number:number-style style:name="N153P1" style:volatile="true">
      <number:text>TRUE</number:text>
    </number:number-style>
    <number:number-style style:name="N153">
      <number:text>FALSE</number:text>
      <style:map style:condition="value()&gt;0" style:apply-style-name="N153P0"/>
      <style:map style:condition="value()&lt;0" style:apply-style-name="N153P1"/>
    </number:number-style>
    <number:number-style style:name="N154">
      <number:number number:decimal-places="3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30">00.00.0000</text:date>, <text:time style:data-style-name="N2" text:time-value="0000-00-00T16:54:2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Load_20_Libs" style:display-name="PageStyle_Load Lib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ownian_20_Motion" style:display-name="PageStyle_Brownian Mo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30T16:56:07</dc:date>
    <meta:generator>LibreOffice/4.0.3.3$MacOSX_x86 LibreOffice_project/0eaa50a932c8f2199a615e1eb30f7ac74279539</meta:generator>
    <meta:editing-duration>PT1M18S</meta:editing-duration>
    <meta:editing-cycles>5</meta:editing-cycles>
    <meta:document-statistic meta:table-count="2" meta:cell-count="5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54">
      <number:number number:decimal-places="3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text-properties fo:color="#000000" fo:font-size="9pt" style:font-size-asian="9pt" style:font-family-complex="Arial" style:font-size-complex="9pt"/>
    </style:style>
    <style:style style:name="ch3" style:family="chart">
      <style:chart-properties chart:symbol-type="automatic" chart:treat-empty-cells="leave-gap" chart:series-source="rows"/>
    </style:style>
    <style:style style:name="ch4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axis-label-position="outside-start" chart:tick-mark-position="at-axis"/>
      <style:text-properties fo:color="#000000" fo:font-size="9pt" style:font-size-asian="9pt" style:font-family-complex="Arial" style:font-size-complex="9pt"/>
    </style:style>
    <style:style style:name="ch5" style:family="chart">
      <style:chart-properties style:rotation-angle="0"/>
      <style:text-properties fo:color="#000000" fo:font-size="9pt" style:font-size-asian="9pt" style:font-family-complex="Arial" style:font-size-complex="9pt"/>
    </style:style>
    <style:style style:name="ch6" style:family="chart" style:data-style-name="N154">
      <style:chart-properties chart:display-label="true" chart:logarithmic="false" chart:reverse-direction="false" text:line-break="false" chart:axis-position="1" chart:tick-mark-position="at-axis"/>
      <style:text-properties fo:color="#000000" fo:font-size="9pt" style:font-size-asian="9pt" style:font-family-complex="Arial" style:font-size-complex="9pt"/>
    </style:style>
    <style:style style:name="ch7" style:family="chart">
      <style:chart-properties style:rotation-angle="90"/>
      <style:text-properties fo:color="#000000" fo:font-size="9pt" style:font-size-asian="9pt" style:font-family-complex="Arial" style:font-size-complex="9pt"/>
    </style:style>
    <style:style style:name="ch8" style:family="chart" style:data-style-name="N154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10pt" style:font-size-asian="10pt" style:font-size-complex="10pt"/>
    </style:style>
    <style:style style:name="ch9" style:family="chart" style:data-style-name="N154">
      <style:chart-properties chart:symbol-type="named-symbol" chart:symbol-name="square" chart:symbol-width="0.176cm" chart:symbol-height="0.176cm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0" style:family="chart" style:data-style-name="N154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10pt" style:font-size-asian="10pt" style:font-size-complex="10pt"/>
    </style:style>
    <style:style style:name="ch11" style:family="chart" style:data-style-name="N154">
      <style:chart-properties chart:symbol-type="named-symbol" chart:symbol-name="bow-tie" chart:symbol-width="0.176cm" chart:symbol-height="0.176cm"/>
      <style:graphic-properties svg:stroke-width="0.035cm" svg:stroke-color="#00ffff" draw:fill-color="#00ffff"/>
      <style:text-properties fo:font-size="10pt" style:font-size-asian="10pt" style:font-size-complex="10pt"/>
    </style:style>
    <style:style style:name="ch12" style:family="chart" style:data-style-name="N154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10pt" style:font-size-asian="10pt" style:font-size-complex="10pt"/>
    </style:style>
    <style:style style:name="ch13" style:family="chart" style:data-style-name="N154">
      <style:chart-properties chart:symbol-type="named-symbol" chart:symbol-name="arrow-right" chart:symbol-width="0.176cm" chart:symbol-height="0.176cm"/>
      <style:graphic-properties svg:stroke-width="0.035cm" svg:stroke-color="#800000" draw:fill-color="#800000"/>
      <style:text-properties fo:font-size="10pt" style:font-size-asian="10pt" style:font-size-complex="10pt"/>
    </style:style>
    <style:style style:name="ch14" style:family="chart" style:data-style-name="N154">
      <style:chart-properties chart:symbol-type="named-symbol" chart:symbol-name="arrow-left" chart:symbol-width="0.176cm" chart:symbol-height="0.176cm"/>
      <style:graphic-properties svg:stroke-width="0.035cm" svg:stroke-color="#008080" draw:fill-color="#008080"/>
      <style:text-properties fo:font-size="10pt" style:font-size-asian="10pt" style:font-size-complex="10pt"/>
    </style:style>
    <style:style style:name="ch15" style:family="chart" style:data-style-name="N154">
      <style:chart-properties chart:symbol-type="named-symbol" chart:symbol-name="arrow-right" chart:symbol-width="0.176cm" chart:symbol-height="0.176cm"/>
      <style:graphic-properties svg:stroke-width="0.035cm" svg:stroke-color="#0000ff" draw:fill-color="#0000ff"/>
      <style:text-properties fo:font-size="10pt" style:font-size-asian="10pt" style:font-size-complex="10pt"/>
    </style:style>
    <style:style style:name="ch16" style:family="chart" style:data-style-name="N154">
      <style:chart-properties chart:symbol-type="named-symbol" chart:symbol-name="arrow-down" chart:symbol-width="0.176cm" chart:symbol-height="0.176cm"/>
      <style:graphic-properties svg:stroke-width="0.035cm" svg:stroke-color="#00ccff" draw:fill-color="#00ccff"/>
      <style:text-properties fo:font-size="10pt" style:font-size-asian="10pt" style:font-size-complex="10pt"/>
    </style:style>
    <style:style style:name="ch17" style:family="chart" style:data-style-name="N154">
      <style:chart-properties chart:symbol-type="named-symbol" chart:symbol-name="diamond" chart:symbol-width="0.176cm" chart:symbol-height="0.176cm"/>
      <style:graphic-properties svg:stroke-width="0.035cm" svg:stroke-color="#ccffff" draw:fill-color="#ccffff"/>
      <style:text-properties fo:font-size="10pt" style:font-size-asian="10pt" style:font-size-complex="10pt"/>
    </style:style>
    <style:style style:name="ch18" style:family="chart" style:data-style-name="N154">
      <style:chart-properties chart:symbol-type="named-symbol" chart:symbol-name="square" chart:symbol-width="0.176cm" chart:symbol-height="0.176cm"/>
      <style:graphic-properties svg:stroke-width="0.035cm" svg:stroke-color="#ccffcc" draw:fill-color="#ccffcc"/>
      <style:text-properties fo:font-size="10pt" style:font-size-asian="10pt" style:font-size-complex="10pt"/>
    </style:style>
    <style:style style:name="ch19" style:family="chart" style:data-style-name="N154">
      <style:chart-properties chart:symbol-type="named-symbol" chart:symbol-name="arrow-up" chart:symbol-width="0.176cm" chart:symbol-height="0.176cm"/>
      <style:graphic-properties svg:stroke-width="0.035cm" svg:stroke-color="#ffff99" draw:fill-color="#ffff99"/>
      <style:text-properties fo:font-size="10pt" style:font-size-asian="10pt" style:font-size-complex="10pt"/>
    </style:style>
    <style:style style:name="ch20" style:family="chart" style:data-style-name="N154">
      <style:chart-properties chart:symbol-type="named-symbol" chart:symbol-name="bow-tie" chart:symbol-width="0.176cm" chart:symbol-height="0.176cm"/>
      <style:graphic-properties svg:stroke-width="0.035cm"/>
      <style:text-properties fo:font-size="10pt" style:font-size-asian="10pt" style:font-size-complex="10pt"/>
    </style:style>
    <style:style style:name="ch21" style:family="chart" style:data-style-name="N154">
      <style:chart-properties chart:symbol-type="named-symbol" chart:symbol-name="hourglass" chart:symbol-width="0.176cm" chart:symbol-height="0.176cm"/>
      <style:graphic-properties svg:stroke-width="0.035cm" svg:stroke-color="#ff99cc" draw:fill-color="#ff99cc"/>
      <style:text-properties fo:font-size="10pt" style:font-size-asian="10pt" style:font-size-complex="10pt"/>
    </style:style>
    <style:style style:name="ch22" style:family="chart" style:data-style-name="N154">
      <style:chart-properties chart:symbol-type="named-symbol" chart:symbol-name="arrow-right" chart:symbol-width="0.176cm" chart:symbol-height="0.176cm"/>
      <style:graphic-properties svg:stroke-width="0.035cm" svg:stroke-color="#cc99ff" draw:fill-color="#cc99ff"/>
      <style:text-properties fo:font-size="10pt" style:font-size-asian="10pt" style:font-size-complex="10pt"/>
    </style:style>
    <style:style style:name="ch23" style:family="chart" style:data-style-name="N154">
      <style:chart-properties chart:symbol-type="named-symbol" chart:symbol-name="arrow-left" chart:symbol-width="0.176cm" chart:symbol-height="0.176cm"/>
      <style:graphic-properties svg:stroke-width="0.035cm" svg:stroke-color="#ffcc99" draw:fill-color="#ffcc99"/>
      <style:text-properties fo:font-size="10pt" style:font-size-asian="10pt" style:font-size-complex="10pt"/>
    </style:style>
    <style:style style:name="ch24" style:family="chart" style:data-style-name="N154">
      <style:chart-properties chart:symbol-type="named-symbol" chart:symbol-name="arrow-right" chart:symbol-width="0.176cm" chart:symbol-height="0.176cm"/>
      <style:graphic-properties svg:stroke-width="0.035cm" svg:stroke-color="#3366ff" draw:fill-color="#3366ff"/>
      <style:text-properties fo:font-size="10pt" style:font-size-asian="10pt" style:font-size-complex="10pt"/>
    </style:style>
    <style:style style:name="ch25" style:family="chart" style:data-style-name="N154">
      <style:chart-properties chart:symbol-type="named-symbol" chart:symbol-name="arrow-down" chart:symbol-width="0.176cm" chart:symbol-height="0.176cm"/>
      <style:graphic-properties svg:stroke-width="0.035cm" svg:stroke-color="#33cccc" draw:fill-color="#33cccc"/>
      <style:text-properties fo:font-size="10pt" style:font-size-asian="10pt" style:font-size-complex="10pt"/>
    </style:style>
    <style:style style:name="ch26" style:family="chart" style:data-style-name="N154">
      <style:chart-properties chart:symbol-type="named-symbol" chart:symbol-name="diamond" chart:symbol-width="0.176cm" chart:symbol-height="0.176cm"/>
      <style:graphic-properties svg:stroke-width="0.035cm" svg:stroke-color="#99cc00" draw:fill-color="#99cc00"/>
      <style:text-properties fo:font-size="10pt" style:font-size-asian="10pt" style:font-size-complex="10pt"/>
    </style:style>
    <style:style style:name="ch27" style:family="chart" style:data-style-name="N154">
      <style:chart-properties chart:symbol-type="named-symbol" chart:symbol-name="square" chart:symbol-width="0.176cm" chart:symbol-height="0.176cm"/>
      <style:graphic-properties svg:stroke-width="0.035cm" svg:stroke-color="#ffcc00" draw:fill-color="#ffcc00"/>
      <style:text-properties fo:font-size="10pt" style:font-size-asian="10pt" style:font-size-complex="10pt"/>
    </style:style>
    <style:style style:name="ch28" style:family="chart" style:data-style-name="N154">
      <style:chart-properties chart:symbol-type="named-symbol" chart:symbol-name="arrow-up" chart:symbol-width="0.176cm" chart:symbol-height="0.176cm"/>
      <style:graphic-properties svg:stroke-width="0.035cm" svg:stroke-color="#ff9900" draw:fill-color="#ff9900"/>
      <style:text-properties fo:font-size="10pt" style:font-size-asian="10pt" style:font-size-complex="10pt"/>
    </style:style>
    <style:style style:name="ch29" style:family="chart" style:data-style-name="N154">
      <style:chart-properties chart:symbol-type="named-symbol" chart:symbol-name="bow-tie" chart:symbol-width="0.176cm" chart:symbol-height="0.176cm"/>
      <style:graphic-properties svg:stroke-width="0.035cm" svg:stroke-color="#ff6600" draw:fill-color="#ff6600"/>
      <style:text-properties fo:font-size="10pt" style:font-size-asian="10pt" style:font-size-complex="10pt"/>
    </style:style>
    <style:style style:name="ch30" style:family="chart" style:data-style-name="N154">
      <style:chart-properties chart:symbol-type="named-symbol" chart:symbol-name="hourglass" chart:symbol-width="0.176cm" chart:symbol-height="0.176cm"/>
      <style:graphic-properties svg:stroke-width="0.035cm" svg:stroke-color="#666699" draw:fill-color="#666699"/>
      <style:text-properties fo:font-size="10pt" style:font-size-asian="10pt" style:font-size-complex="10pt"/>
    </style:style>
    <style:style style:name="ch31" style:family="chart" style:data-style-name="N154">
      <style:chart-properties chart:symbol-type="named-symbol" chart:symbol-name="arrow-right" chart:symbol-width="0.176cm" chart:symbol-height="0.176cm"/>
      <style:graphic-properties svg:stroke-width="0.035cm" svg:stroke-color="#969696" draw:fill-color="#969696"/>
      <style:text-properties fo:font-size="10pt" style:font-size-asian="10pt" style:font-size-complex="10pt"/>
    </style:style>
    <style:style style:name="ch32" style:family="chart" style:data-style-name="N154">
      <style:chart-properties chart:symbol-type="named-symbol" chart:symbol-name="arrow-left" chart:symbol-width="0.176cm" chart:symbol-height="0.176cm"/>
      <style:graphic-properties svg:stroke-width="0.035cm" svg:stroke-color="#003366" draw:fill-color="#003366"/>
      <style:text-properties fo:font-size="10pt" style:font-size-asian="10pt" style:font-size-complex="10pt"/>
    </style:style>
    <style:style style:name="ch33" style:family="chart" style:data-style-name="N154">
      <style:chart-properties chart:symbol-type="named-symbol" chart:symbol-name="arrow-right" chart:symbol-width="0.176cm" chart:symbol-height="0.176cm"/>
      <style:graphic-properties svg:stroke-width="0.035cm" svg:stroke-color="#339966" draw:fill-color="#339966"/>
      <style:text-properties fo:font-size="10pt" style:font-size-asian="10pt" style:font-size-complex="10pt"/>
    </style:style>
    <style:style style:name="ch34" style:family="chart" style:data-style-name="N154">
      <style:chart-properties chart:symbol-type="named-symbol" chart:symbol-name="arrow-down" chart:symbol-width="0.176cm" chart:symbol-height="0.176cm"/>
      <style:graphic-properties svg:stroke-width="0.035cm" svg:stroke-color="#003300" draw:fill-color="#003300"/>
      <style:text-properties fo:font-size="10pt" style:font-size-asian="10pt" style:font-size-complex="10pt"/>
    </style:style>
    <style:style style:name="ch35" style:family="chart" style:data-style-name="N154">
      <style:chart-properties chart:symbol-type="named-symbol" chart:symbol-name="diamond" chart:symbol-width="0.176cm" chart:symbol-height="0.176cm"/>
      <style:graphic-properties svg:stroke-width="0.035cm" svg:stroke-color="#333300" draw:fill-color="#333300"/>
      <style:text-properties fo:font-size="10pt" style:font-size-asian="10pt" style:font-size-complex="10pt"/>
    </style:style>
    <style:style style:name="ch36" style:family="chart" style:data-style-name="N154">
      <style:chart-properties chart:symbol-type="named-symbol" chart:symbol-name="square" chart:symbol-width="0.176cm" chart:symbol-height="0.176cm"/>
      <style:graphic-properties svg:stroke-width="0.035cm" svg:stroke-color="#993300" draw:fill-color="#993300"/>
      <style:text-properties fo:font-size="10pt" style:font-size-asian="10pt" style:font-size-complex="10pt"/>
    </style:style>
    <style:style style:name="ch37" style:family="chart" style:data-style-name="N154">
      <style:chart-properties chart:symbol-type="named-symbol" chart:symbol-name="arrow-up" chart:symbol-width="0.176cm" chart:symbol-height="0.176cm"/>
      <style:graphic-properties svg:stroke-width="0.035cm" svg:stroke-color="#993366" draw:fill-color="#993366"/>
      <style:text-properties fo:font-size="10pt" style:font-size-asian="10pt" style:font-size-complex="10pt"/>
    </style:style>
    <style:style style:name="ch38" style:family="chart" style:data-style-name="N154">
      <style:chart-properties chart:symbol-type="named-symbol" chart:symbol-name="bow-tie" chart:symbol-width="0.176cm" chart:symbol-height="0.176cm"/>
      <style:graphic-properties svg:stroke-width="0.035cm" svg:stroke-color="#333399" draw:fill-color="#333399"/>
      <style:text-properties fo:font-size="10pt" style:font-size-asian="10pt" style:font-size-complex="10pt"/>
    </style:style>
    <style:style style:name="ch39" style:family="chart" style:data-style-name="N154">
      <style:chart-properties chart:symbol-type="named-symbol" chart:symbol-name="hourglass" chart:symbol-width="0.176cm" chart:symbol-height="0.176cm"/>
      <style:graphic-properties svg:stroke-width="0.035cm" svg:stroke-color="#000000" draw:fill-color="#000000"/>
      <style:text-properties fo:font-size="10pt" style:font-size-asian="10pt" style:font-size-complex="10pt"/>
    </style:style>
    <style:style style:name="ch40" style:family="chart" style:data-style-name="N154">
      <style:chart-properties chart:symbol-type="named-symbol" chart:symbol-name="arrow-right" chart:symbol-width="0.176cm" chart:symbol-height="0.176cm"/>
      <style:graphic-properties svg:stroke-width="0.035cm" svg:stroke-color="#ffffff" draw:fill-color="#ffffff"/>
      <style:text-properties fo:font-size="10pt" style:font-size-asian="10pt" style:font-size-complex="10pt"/>
    </style:style>
    <style:style style:name="ch41" style:family="chart" style:data-style-name="N154">
      <style:chart-properties chart:symbol-type="named-symbol" chart:symbol-name="arrow-left" chart:symbol-width="0.176cm" chart:symbol-height="0.176cm"/>
      <style:graphic-properties svg:stroke-width="0.035cm" svg:stroke-color="#ff0000" draw:fill-color="#ff0000"/>
      <style:text-properties fo:font-size="10pt" style:font-size-asian="10pt" style:font-size-complex="10pt"/>
    </style:style>
    <style:style style:name="ch42" style:family="chart" style:data-style-name="N154">
      <style:chart-properties chart:symbol-type="named-symbol" chart:symbol-name="arrow-right" chart:symbol-width="0.176cm" chart:symbol-height="0.176cm"/>
      <style:graphic-properties svg:stroke-width="0.035cm" svg:stroke-color="#00ff00" draw:fill-color="#00ff00"/>
      <style:text-properties fo:font-size="10pt" style:font-size-asian="10pt" style:font-size-complex="10pt"/>
    </style:style>
    <style:style style:name="ch43" style:family="chart" style:data-style-name="N154">
      <style:chart-properties chart:symbol-type="named-symbol" chart:symbol-name="arrow-down" chart:symbol-width="0.176cm" chart:symbol-height="0.176cm"/>
      <style:graphic-properties svg:stroke-width="0.035cm" svg:stroke-color="#0000ff" draw:fill-color="#0000ff"/>
      <style:text-properties fo:font-size="10pt" style:font-size-asian="10pt" style:font-size-complex="10pt"/>
    </style:style>
    <style:style style:name="ch44" style:family="chart" style:data-style-name="N154">
      <style:chart-properties chart:symbol-type="named-symbol" chart:symbol-name="diamond" chart:symbol-width="0.176cm" chart:symbol-height="0.176cm"/>
      <style:graphic-properties svg:stroke-width="0.035cm" svg:stroke-color="#ffff00" draw:fill-color="#ffff00"/>
      <style:text-properties fo:font-size="10pt" style:font-size-asian="10pt" style:font-size-complex="10pt"/>
    </style:style>
    <style:style style:name="ch45" style:family="chart" style:data-style-name="N154">
      <style:chart-properties chart:symbol-type="named-symbol" chart:symbol-name="arrow-up" chart:symbol-width="0.176cm" chart:symbol-height="0.176cm"/>
      <style:graphic-properties svg:stroke-width="0.035cm" svg:stroke-color="#00ffff" draw:fill-color="#00ffff"/>
      <style:text-properties fo:font-size="10pt" style:font-size-asian="10pt" style:font-size-complex="10pt"/>
    </style:style>
    <style:style style:name="ch46" style:family="chart" style:data-style-name="N154">
      <style:chart-properties chart:symbol-type="named-symbol" chart:symbol-name="bow-tie" chart:symbol-width="0.176cm" chart:symbol-height="0.176cm"/>
      <style:graphic-properties svg:stroke-width="0.035cm" svg:stroke-color="#800000" draw:fill-color="#800000"/>
      <style:text-properties fo:font-size="10pt" style:font-size-asian="10pt" style:font-size-complex="10pt"/>
    </style:style>
    <style:style style:name="ch47" style:family="chart" style:data-style-name="N154">
      <style:chart-properties chart:symbol-type="named-symbol" chart:symbol-name="hourglass" chart:symbol-width="0.176cm" chart:symbol-height="0.176cm"/>
      <style:graphic-properties svg:stroke-width="0.035cm" svg:stroke-color="#008000" draw:fill-color="#008000"/>
      <style:text-properties fo:font-size="10pt" style:font-size-asian="10pt" style:font-size-complex="10pt"/>
    </style:style>
    <style:style style:name="ch48" style:family="chart" style:data-style-name="N154">
      <style:chart-properties chart:symbol-type="named-symbol" chart:symbol-name="arrow-right" chart:symbol-width="0.176cm" chart:symbol-height="0.176cm"/>
      <style:graphic-properties svg:stroke-width="0.035cm" svg:stroke-color="#000080" draw:fill-color="#000080"/>
      <style:text-properties fo:font-size="10pt" style:font-size-asian="10pt" style:font-size-complex="10pt"/>
    </style:style>
    <style:style style:name="ch49" style:family="chart" style:data-style-name="N154">
      <style:chart-properties chart:symbol-type="named-symbol" chart:symbol-name="arrow-left" chart:symbol-width="0.176cm" chart:symbol-height="0.176cm"/>
      <style:graphic-properties svg:stroke-width="0.035cm" svg:stroke-color="#808000" draw:fill-color="#808000"/>
      <style:text-properties fo:font-size="10pt" style:font-size-asian="10pt" style:font-size-complex="10pt"/>
    </style:style>
    <style:style style:name="ch50" style:family="chart" style:data-style-name="N154">
      <style:chart-properties chart:symbol-type="named-symbol" chart:symbol-name="arrow-right" chart:symbol-width="0.176cm" chart:symbol-height="0.176cm"/>
      <style:graphic-properties svg:stroke-width="0.035cm" svg:stroke-color="#800080" draw:fill-color="#800080"/>
      <style:text-properties fo:font-size="10pt" style:font-size-asian="10pt" style:font-size-complex="10pt"/>
    </style:style>
    <style:style style:name="ch51" style:family="chart" style:data-style-name="N154">
      <style:chart-properties chart:symbol-type="named-symbol" chart:symbol-name="arrow-down" chart:symbol-width="0.176cm" chart:symbol-height="0.176cm"/>
      <style:graphic-properties svg:stroke-width="0.035cm" svg:stroke-color="#008080" draw:fill-color="#008080"/>
      <style:text-properties fo:font-size="10pt" style:font-size-asian="10pt" style:font-size-complex="10pt"/>
    </style:style>
    <style:style style:name="ch52" style:family="chart" style:data-style-name="N154">
      <style:chart-properties chart:symbol-type="named-symbol" chart:symbol-name="diamond" chart:symbol-width="0.176cm" chart:symbol-height="0.176cm"/>
      <style:graphic-properties svg:stroke-width="0.035cm" svg:stroke-color="#c0c0c0" draw:fill-color="#c0c0c0"/>
      <style:text-properties fo:font-size="10pt" style:font-size-asian="10pt" style:font-size-complex="10pt"/>
    </style:style>
    <style:style style:name="ch53" style:family="chart" style:data-style-name="N154">
      <style:chart-properties chart:symbol-type="named-symbol" chart:symbol-name="square" chart:symbol-width="0.176cm" chart:symbol-height="0.176cm"/>
      <style:graphic-properties svg:stroke-width="0.035cm" svg:stroke-color="#808080" draw:fill-color="#808080"/>
      <style:text-properties fo:font-size="10pt" style:font-size-asian="10pt" style:font-size-complex="10pt"/>
    </style:style>
    <style:style style:name="ch54" style:family="chart" style:data-style-name="N154">
      <style:chart-properties chart:symbol-type="named-symbol" chart:symbol-name="arrow-up" chart:symbol-width="0.176cm" chart:symbol-height="0.176cm"/>
      <style:graphic-properties svg:stroke-width="0.035cm" svg:stroke-color="#9999ff" draw:fill-color="#9999ff"/>
      <style:text-properties fo:font-size="10pt" style:font-size-asian="10pt" style:font-size-complex="10pt"/>
    </style:style>
    <style:style style:name="ch55" style:family="chart" style:data-style-name="N154">
      <style:chart-properties chart:symbol-type="named-symbol" chart:symbol-name="bow-tie" chart:symbol-width="0.176cm" chart:symbol-height="0.176cm"/>
      <style:graphic-properties svg:stroke-width="0.035cm" svg:stroke-color="#993366" draw:fill-color="#993366"/>
      <style:text-properties fo:font-size="10pt" style:font-size-asian="10pt" style:font-size-complex="10pt"/>
    </style:style>
    <style:style style:name="ch56" style:family="chart" style:data-style-name="N154">
      <style:chart-properties chart:symbol-type="named-symbol" chart:symbol-name="hourglass" chart:symbol-width="0.176cm" chart:symbol-height="0.176cm"/>
      <style:graphic-properties svg:stroke-width="0.035cm" svg:stroke-color="#ffffcc" draw:fill-color="#ffffcc"/>
      <style:text-properties fo:font-size="10pt" style:font-size-asian="10pt" style:font-size-complex="10pt"/>
    </style:style>
    <style:style style:name="ch57" style:family="chart">
      <style:graphic-properties draw:stroke="solid" svg:stroke-width="0.035cm" svg:stroke-color="#808080" draw:fill="solid" draw:fill-color="#ffffff"/>
    </style:style>
    <style:style style:name="ch58" style:family="chart">
      <style:graphic-properties draw:fill-color="#d9d9d9"/>
    </style:style>
  </office:automatic-styles>
  <office:body>
    <office:chart>
      <chart:chart svg:width="15.327cm" svg:height="8.125cm" xlink:href=".." xlink:type="simple" chart:class="chart:line" chart:style-name="ch1">
        <chart:title svg:x="5.651cm" svg:y="0.275cm" chart:style-name="ch2">
          <text:p>Paths of a Brownian Motion</text:p>
        </chart:title>
        <chart:plot-area chart:style-name="ch3" table:cell-range-address="'Brownian Motion'.I24:'Brownian Motion'.M74" chart:data-source-has-labels="row" svg:x="1.19cm" svg:y="1.249cm" svg:width="13.33cm" svg:height="5.805cm">
          <chartooo:coordinate-region svg:x="2.342cm" svg:y="1.423cm" svg:width="12.084cm" svg:height="5.035cm"/>
          <chart:axis chart:dimension="x" chart:name="primary-x" chart:style-name="ch4" chartooo:axis-type="auto">
            <chartooo:date-scale/>
            <chart:title svg:x="8.142cm" svg:y="7.32cm" chart:style-name="ch5">
              <text:p>Time</text:p>
            </chart:title>
            <chart:categories table:cell-range-address="'Brownian Motion'.I24:'Brownian Motion'.M24"/>
          </chart:axis>
          <chart:axis chart:dimension="y" chart:name="primary-y" chart:style-name="ch6">
            <chart:title svg:x="0.249cm" svg:y="3.407cm" chart:style-name="ch7">
              <text:p>Value</text:p>
            </chart:title>
            <chart:grid chart:class="major"/>
          </chart:axis>
          <chart:series chart:style-name="ch8" chart:values-cell-range-address="'Brownian Motion'.I25:'Brownian Motion'.M25" chart:class="chart:line">
            <chart:data-point chart:repeated="5"/>
          </chart:series>
          <chart:series chart:style-name="ch9" chart:values-cell-range-address="'Brownian Motion'.I26:'Brownian Motion'.M26" chart:class="chart:line">
            <chart:data-point chart:repeated="5"/>
          </chart:series>
          <chart:series chart:style-name="ch10" chart:values-cell-range-address="'Brownian Motion'.I27:'Brownian Motion'.M27" chart:class="chart:line">
            <chart:data-point chart:repeated="5"/>
          </chart:series>
          <chart:series chart:style-name="ch11" chart:values-cell-range-address="'Brownian Motion'.I28:'Brownian Motion'.M28" chart:class="chart:line">
            <chart:data-point chart:repeated="5"/>
          </chart:series>
          <chart:series chart:style-name="ch12" chart:values-cell-range-address="'Brownian Motion'.I29:'Brownian Motion'.M29" chart:class="chart:line">
            <chart:data-point chart:repeated="5"/>
          </chart:series>
          <chart:series chart:style-name="ch13" chart:values-cell-range-address="'Brownian Motion'.I30:'Brownian Motion'.M30" chart:class="chart:line">
            <chart:data-point chart:repeated="5"/>
          </chart:series>
          <chart:series chart:style-name="ch14" chart:values-cell-range-address="'Brownian Motion'.I31:'Brownian Motion'.M31" chart:class="chart:line">
            <chart:data-point chart:repeated="5"/>
          </chart:series>
          <chart:series chart:style-name="ch15" chart:values-cell-range-address="'Brownian Motion'.I32:'Brownian Motion'.M32" chart:class="chart:line">
            <chart:data-point chart:repeated="5"/>
          </chart:series>
          <chart:series chart:style-name="ch16" chart:values-cell-range-address="'Brownian Motion'.I33:'Brownian Motion'.M33" chart:class="chart:line">
            <chart:data-point chart:repeated="5"/>
          </chart:series>
          <chart:series chart:style-name="ch17" chart:values-cell-range-address="'Brownian Motion'.I34:'Brownian Motion'.M34" chart:class="chart:line">
            <chart:data-point chart:repeated="5"/>
          </chart:series>
          <chart:series chart:style-name="ch18" chart:values-cell-range-address="'Brownian Motion'.I35:'Brownian Motion'.M35" chart:class="chart:line">
            <chart:data-point chart:repeated="5"/>
          </chart:series>
          <chart:series chart:style-name="ch19" chart:values-cell-range-address="'Brownian Motion'.I36:'Brownian Motion'.M36" chart:class="chart:line">
            <chart:data-point chart:repeated="5"/>
          </chart:series>
          <chart:series chart:style-name="ch20" chart:values-cell-range-address="'Brownian Motion'.I37:'Brownian Motion'.M37" chart:class="chart:line">
            <chart:data-point chart:repeated="5"/>
          </chart:series>
          <chart:series chart:style-name="ch21" chart:values-cell-range-address="'Brownian Motion'.I38:'Brownian Motion'.M38" chart:class="chart:line">
            <chart:data-point chart:repeated="5"/>
          </chart:series>
          <chart:series chart:style-name="ch22" chart:values-cell-range-address="'Brownian Motion'.I39:'Brownian Motion'.M39" chart:class="chart:line">
            <chart:data-point chart:repeated="5"/>
          </chart:series>
          <chart:series chart:style-name="ch23" chart:values-cell-range-address="'Brownian Motion'.I40:'Brownian Motion'.M40" chart:class="chart:line">
            <chart:data-point chart:repeated="5"/>
          </chart:series>
          <chart:series chart:style-name="ch24" chart:values-cell-range-address="'Brownian Motion'.I41:'Brownian Motion'.M41" chart:class="chart:line">
            <chart:data-point chart:repeated="5"/>
          </chart:series>
          <chart:series chart:style-name="ch25" chart:values-cell-range-address="'Brownian Motion'.I42:'Brownian Motion'.M42" chart:class="chart:line">
            <chart:data-point chart:repeated="5"/>
          </chart:series>
          <chart:series chart:style-name="ch26" chart:values-cell-range-address="'Brownian Motion'.I43:'Brownian Motion'.M43" chart:class="chart:line">
            <chart:data-point chart:repeated="5"/>
          </chart:series>
          <chart:series chart:style-name="ch27" chart:values-cell-range-address="'Brownian Motion'.I44:'Brownian Motion'.M44" chart:class="chart:line">
            <chart:data-point chart:repeated="5"/>
          </chart:series>
          <chart:series chart:style-name="ch28" chart:values-cell-range-address="'Brownian Motion'.I45:'Brownian Motion'.M45" chart:class="chart:line">
            <chart:data-point chart:repeated="5"/>
          </chart:series>
          <chart:series chart:style-name="ch29" chart:values-cell-range-address="'Brownian Motion'.I46:'Brownian Motion'.M46" chart:class="chart:line">
            <chart:data-point chart:repeated="5"/>
          </chart:series>
          <chart:series chart:style-name="ch30" chart:values-cell-range-address="'Brownian Motion'.I47:'Brownian Motion'.M47" chart:class="chart:line">
            <chart:data-point chart:repeated="5"/>
          </chart:series>
          <chart:series chart:style-name="ch31" chart:values-cell-range-address="'Brownian Motion'.I48:'Brownian Motion'.M48" chart:class="chart:line">
            <chart:data-point chart:repeated="5"/>
          </chart:series>
          <chart:series chart:style-name="ch32" chart:values-cell-range-address="'Brownian Motion'.I49:'Brownian Motion'.M49" chart:class="chart:line">
            <chart:data-point chart:repeated="5"/>
          </chart:series>
          <chart:series chart:style-name="ch33" chart:values-cell-range-address="'Brownian Motion'.I50:'Brownian Motion'.M50" chart:class="chart:line">
            <chart:data-point chart:repeated="5"/>
          </chart:series>
          <chart:series chart:style-name="ch34" chart:values-cell-range-address="'Brownian Motion'.I51:'Brownian Motion'.M51" chart:class="chart:line">
            <chart:data-point chart:repeated="5"/>
          </chart:series>
          <chart:series chart:style-name="ch35" chart:values-cell-range-address="'Brownian Motion'.I52:'Brownian Motion'.M52" chart:class="chart:line">
            <chart:data-point chart:repeated="5"/>
          </chart:series>
          <chart:series chart:style-name="ch36" chart:values-cell-range-address="'Brownian Motion'.I53:'Brownian Motion'.M53" chart:class="chart:line">
            <chart:data-point chart:repeated="5"/>
          </chart:series>
          <chart:series chart:style-name="ch37" chart:values-cell-range-address="'Brownian Motion'.I54:'Brownian Motion'.M54" chart:class="chart:line">
            <chart:data-point chart:repeated="5"/>
          </chart:series>
          <chart:series chart:style-name="ch38" chart:values-cell-range-address="'Brownian Motion'.I55:'Brownian Motion'.M55" chart:class="chart:line">
            <chart:data-point chart:repeated="5"/>
          </chart:series>
          <chart:series chart:style-name="ch39" chart:values-cell-range-address="'Brownian Motion'.I56:'Brownian Motion'.M56" chart:class="chart:line">
            <chart:data-point chart:repeated="5"/>
          </chart:series>
          <chart:series chart:style-name="ch40" chart:values-cell-range-address="'Brownian Motion'.I57:'Brownian Motion'.M57" chart:class="chart:line">
            <chart:data-point chart:repeated="5"/>
          </chart:series>
          <chart:series chart:style-name="ch41" chart:values-cell-range-address="'Brownian Motion'.I58:'Brownian Motion'.M58" chart:class="chart:line">
            <chart:data-point chart:repeated="5"/>
          </chart:series>
          <chart:series chart:style-name="ch42" chart:values-cell-range-address="'Brownian Motion'.I59:'Brownian Motion'.M59" chart:class="chart:line">
            <chart:data-point chart:repeated="5"/>
          </chart:series>
          <chart:series chart:style-name="ch43" chart:values-cell-range-address="'Brownian Motion'.I60:'Brownian Motion'.M60" chart:class="chart:line">
            <chart:data-point chart:repeated="5"/>
          </chart:series>
          <chart:series chart:style-name="ch44" chart:values-cell-range-address="'Brownian Motion'.I61:'Brownian Motion'.M61" chart:class="chart:line">
            <chart:data-point chart:repeated="5"/>
          </chart:series>
          <chart:series chart:style-name="ch9" chart:values-cell-range-address="'Brownian Motion'.I62:'Brownian Motion'.M62" chart:class="chart:line">
            <chart:data-point chart:repeated="5"/>
          </chart:series>
          <chart:series chart:style-name="ch45" chart:values-cell-range-address="'Brownian Motion'.I63:'Brownian Motion'.M63" chart:class="chart:line">
            <chart:data-point chart:repeated="5"/>
          </chart:series>
          <chart:series chart:style-name="ch46" chart:values-cell-range-address="'Brownian Motion'.I64:'Brownian Motion'.M64" chart:class="chart:line">
            <chart:data-point chart:repeated="5"/>
          </chart:series>
          <chart:series chart:style-name="ch47" chart:values-cell-range-address="'Brownian Motion'.I65:'Brownian Motion'.M65" chart:class="chart:line">
            <chart:data-point chart:repeated="5"/>
          </chart:series>
          <chart:series chart:style-name="ch48" chart:values-cell-range-address="'Brownian Motion'.I66:'Brownian Motion'.M66" chart:class="chart:line">
            <chart:data-point chart:repeated="5"/>
          </chart:series>
          <chart:series chart:style-name="ch49" chart:values-cell-range-address="'Brownian Motion'.I67:'Brownian Motion'.M67" chart:class="chart:line">
            <chart:data-point chart:repeated="5"/>
          </chart:series>
          <chart:series chart:style-name="ch50" chart:values-cell-range-address="'Brownian Motion'.I68:'Brownian Motion'.M68" chart:class="chart:line">
            <chart:data-point chart:repeated="5"/>
          </chart:series>
          <chart:series chart:style-name="ch51" chart:values-cell-range-address="'Brownian Motion'.I69:'Brownian Motion'.M69" chart:class="chart:line">
            <chart:data-point chart:repeated="5"/>
          </chart:series>
          <chart:series chart:style-name="ch52" chart:values-cell-range-address="'Brownian Motion'.I70:'Brownian Motion'.M70" chart:class="chart:line">
            <chart:data-point chart:repeated="5"/>
          </chart:series>
          <chart:series chart:style-name="ch53" chart:values-cell-range-address="'Brownian Motion'.I71:'Brownian Motion'.M71" chart:class="chart:line">
            <chart:data-point chart:repeated="5"/>
          </chart:series>
          <chart:series chart:style-name="ch54" chart:values-cell-range-address="'Brownian Motion'.I72:'Brownian Motion'.M72" chart:class="chart:line">
            <chart:data-point chart:repeated="5"/>
          </chart:series>
          <chart:series chart:style-name="ch55" chart:values-cell-range-address="'Brownian Motion'.I73:'Brownian Motion'.M73" chart:class="chart:line">
            <chart:data-point chart:repeated="5"/>
          </chart:series>
          <chart:series chart:style-name="ch56" chart:values-cell-range-address="'Brownian Motion'.I74:'Brownian Motion'.M74" chart:class="chart:line">
            <chart:data-point chart:repeated="5"/>
          </chart:series>
          <chart:wall chart:style-name="ch57"/>
          <chart:floor chart:style-name="ch5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/>
                <draw:g>
                  <svg:desc>'Brownian Motion'.I24:'Brownian Motion'.M24</svg:desc>
                </draw:g>
              </table:table-cell>
              <table:table-cell office:value-type="float" office:value="0.5">
                <text:p>0</text:p>
              </table:table-cell>
              <table:table-cell office:value-type="float" office:value="1">
                <text:p/>
              </table:table-cell>
              <table:table-cell office:value-type="float" office:value="1.5">
                <text:p/>
              </table:table-cell>
              <table:table-cell office:value-type="float" office:value="2">
                <text:p/>
              </table:table-cell>
            </table:table-row>
          </table:table-header-rows>
          <table:table-rows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25:'Brownian Motion'.M25</svg:desc>
                </draw:g>
              </table:table-cell>
              <table:table-cell office:value-type="float" office:value="0.265181486636744">
                <text:p>0.265181486636744</text:p>
              </table:table-cell>
              <table:table-cell office:value-type="float" office:value="-1.05350551888046">
                <text:p>-1.05350551888046</text:p>
              </table:table-cell>
              <table:table-cell office:value-type="float" office:value="-1.26219076673271">
                <text:p>-1.26219076673271</text:p>
              </table:table-cell>
              <table:table-cell office:value-type="float" office:value="-1.44347715270049">
                <text:p>-1.44347715270049</text:p>
              </table:table-cell>
            </table:table-row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26:'Brownian Motion'.M26</svg:desc>
                </draw:g>
              </table:table-cell>
              <table:table-cell office:value-type="float" office:value="0.272262926200794">
                <text:p>0.272262926200794</text:p>
              </table:table-cell>
              <table:table-cell office:value-type="float" office:value="1.55562043616088">
                <text:p>1.55562043616088</text:p>
              </table:table-cell>
              <table:table-cell office:value-type="float" office:value="-0.147282680502469">
                <text:p>-0.147282680502469</text:p>
              </table:table-cell>
              <table:table-cell office:value-type="float" office:value="-0.800309169001477">
                <text:p>-0.800309169001477</text:p>
              </table:table-cell>
            </table:table-row>
            <table:table-row>
              <table:table-cell office:value-type="string">
                <text:p>Row 2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27:'Brownian Motion'.M27</svg:desc>
                </draw:g>
              </table:table-cell>
              <table:table-cell office:value-type="float" office:value="-0.00751542425731629">
                <text:p>-0.00751542425731629</text:p>
              </table:table-cell>
              <table:table-cell office:value-type="float" office:value="0.0289173654976257">
                <text:p>0.0289173654976257</text:p>
              </table:table-cell>
              <table:table-cell office:value-type="float" office:value="-0.434649680839768">
                <text:p>-0.434649680839768</text:p>
              </table:table-cell>
              <table:table-cell office:value-type="float" office:value="-1.48911097215382">
                <text:p>-1.48911097215382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28:'Brownian Motion'.M28</svg:desc>
                </draw:g>
              </table:table-cell>
              <table:table-cell office:value-type="float" office:value="0.354171528600156">
                <text:p>0.354171528600156</text:p>
              </table:table-cell>
              <table:table-cell office:value-type="float" office:value="0.0464950656268593">
                <text:p>0.0464950656268593</text:p>
              </table:table-cell>
              <table:table-cell office:value-type="float" office:value="0.0680902865139189">
                <text:p>0.0680902865139189</text:p>
              </table:table-cell>
              <table:table-cell office:value-type="float" office:value="1.26599788774729">
                <text:p>1.26599788774729</text:p>
              </table:table-cell>
            </table:table-row>
            <table:table-row>
              <table:table-cell office:value-type="string">
                <text:p>Row 2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29:'Brownian Motion'.M29</svg:desc>
                </draw:g>
              </table:table-cell>
              <table:table-cell office:value-type="float" office:value="0.616326748534819">
                <text:p>0.616326748534819</text:p>
              </table:table-cell>
              <table:table-cell office:value-type="float" office:value="-0.105855855540444">
                <text:p>-0.105855855540444</text:p>
              </table:table-cell>
              <table:table-cell office:value-type="float" office:value="0.444935743991712">
                <text:p>0.444935743991712</text:p>
              </table:table-cell>
              <table:table-cell office:value-type="float" office:value="-0.44200875012054">
                <text:p>-0.44200875012054</text:p>
              </table:table-cell>
            </table:table-row>
            <table:table-row>
              <table:table-cell office:value-type="string">
                <text:p>Row 3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30:'Brownian Motion'.M30</svg:desc>
                </draw:g>
              </table:table-cell>
              <table:table-cell office:value-type="float" office:value="0.711881065020319">
                <text:p>0.711881065020319</text:p>
              </table:table-cell>
              <table:table-cell office:value-type="float" office:value="1.28960810330169">
                <text:p>1.28960810330169</text:p>
              </table:table-cell>
              <table:table-cell office:value-type="float" office:value="1.88189874666251">
                <text:p>1.88189874666251</text:p>
              </table:table-cell>
              <table:table-cell office:value-type="float" office:value="2.07107747929882">
                <text:p>2.07107747929882</text:p>
              </table:table-cell>
            </table:table-row>
            <table:table-row>
              <table:table-cell office:value-type="string">
                <text:p>Row 3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31:'Brownian Motion'.M31</svg:desc>
                </draw:g>
              </table:table-cell>
              <table:table-cell office:value-type="float" office:value="-0.0760199439919606">
                <text:p>-0.0760199439919606</text:p>
              </table:table-cell>
              <table:table-cell office:value-type="float" office:value="-0.398688289813119">
                <text:p>-0.398688289813119</text:p>
              </table:table-cell>
              <table:table-cell office:value-type="float" office:value="-0.265040780168152">
                <text:p>-0.265040780168152</text:p>
              </table:table-cell>
              <table:table-cell office:value-type="float" office:value="0.908762515429546">
                <text:p>0.908762515429546</text:p>
              </table:table-cell>
            </table:table-row>
            <table:table-row>
              <table:table-cell office:value-type="string">
                <text:p>Row 3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32:'Brownian Motion'.M32</svg:desc>
                </draw:g>
              </table:table-cell>
              <table:table-cell office:value-type="float" office:value="-1.64985954791054">
                <text:p>-1.64985954791054</text:p>
              </table:table-cell>
              <table:table-cell office:value-type="float" office:value="-1.44633016485753">
                <text:p>-1.44633016485753</text:p>
              </table:table-cell>
              <table:table-cell office:value-type="float" office:value="-0.673694968666921">
                <text:p>-0.673694968666921</text:p>
              </table:table-cell>
              <table:table-cell office:value-type="float" office:value="-1.59364186612508">
                <text:p>-1.59364186612508</text:p>
              </table:table-cell>
            </table:table-row>
            <table:table-row>
              <table:table-cell office:value-type="string">
                <text:p>Row 3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33:'Brownian Motion'.M33</svg:desc>
                </draw:g>
              </table:table-cell>
              <table:table-cell office:value-type="float" office:value="1.00529177517284">
                <text:p>1.00529177517284</text:p>
              </table:table-cell>
              <table:table-cell office:value-type="float" office:value="0.31348266749812">
                <text:p>0.31348266749812</text:p>
              </table:table-cell>
              <table:table-cell office:value-type="float" office:value="0.384467377912267">
                <text:p>0.384467377912267</text:p>
              </table:table-cell>
              <table:table-cell office:value-type="float" office:value="0.354378198012093">
                <text:p>0.354378198012093</text:p>
              </table:table-cell>
            </table:table-row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34:'Brownian Motion'.M34</svg:desc>
                </draw:g>
              </table:table-cell>
              <table:table-cell office:value-type="float" office:value="0.315552110664926">
                <text:p>0.315552110664926</text:p>
              </table:table-cell>
              <table:table-cell office:value-type="float" office:value="-0.395605240484346">
                <text:p>-0.395605240484346</text:p>
              </table:table-cell>
              <table:table-cell office:value-type="float" office:value="0.254820502378212">
                <text:p>0.254820502378212</text:p>
              </table:table-cell>
              <table:table-cell office:value-type="float" office:value="0.538819834310898">
                <text:p>0.538819834310898</text:p>
              </table:table-cell>
            </table:table-row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35:'Brownian Motion'.M35</svg:desc>
                </draw:g>
              </table:table-cell>
              <table:table-cell office:value-type="float" office:value="-1.22288332378741">
                <text:p>-1.22288332378741</text:p>
              </table:table-cell>
              <table:table-cell office:value-type="float" office:value="-1.19446744218445">
                <text:p>-1.19446744218445</text:p>
              </table:table-cell>
              <table:table-cell office:value-type="float" office:value="-1.98497362756446">
                <text:p>-1.98497362756446</text:p>
              </table:table-cell>
              <table:table-cell office:value-type="float" office:value="-3.86237506538971">
                <text:p>-3.86237506538971</text:p>
              </table:table-cell>
            </table:table-row>
            <table:table-row>
              <table:table-cell office:value-type="string">
                <text:p>Row 3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36:'Brownian Motion'.M36</svg:desc>
                </draw:g>
              </table:table-cell>
              <table:table-cell office:value-type="float" office:value="-0.948896473612121">
                <text:p>-0.948896473612121</text:p>
              </table:table-cell>
              <table:table-cell office:value-type="float" office:value="-0.206630368665862">
                <text:p>-0.206630368665862</text:p>
              </table:table-cell>
              <table:table-cell office:value-type="float" office:value="-0.144832502729692">
                <text:p>-0.144832502729692</text:p>
              </table:table-cell>
              <table:table-cell office:value-type="float" office:value="-0.350770431182418">
                <text:p>-0.350770431182418</text:p>
              </table:table-cell>
            </table:table-row>
            <table:table-row>
              <table:table-cell office:value-type="string">
                <text:p>Row 3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37:'Brownian Motion'.M37</svg:desc>
                </draw:g>
              </table:table-cell>
              <table:table-cell office:value-type="float" office:value="0.26689228349757">
                <text:p>0.26689228349757</text:p>
              </table:table-cell>
              <table:table-cell office:value-type="float" office:value="0.166482634349781">
                <text:p>0.166482634349781</text:p>
              </table:table-cell>
              <table:table-cell office:value-type="float" office:value="0.758191846258621">
                <text:p>0.758191846258621</text:p>
              </table:table-cell>
              <table:table-cell office:value-type="float" office:value="-1.22736516545674">
                <text:p>-1.22736516545674</text:p>
              </table:table-cell>
            </table:table-row>
            <table:table-row>
              <table:table-cell office:value-type="string">
                <text:p>Row 3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38:'Brownian Motion'.M38</svg:desc>
                </draw:g>
              </table:table-cell>
              <table:table-cell office:value-type="float" office:value="-0.538177690967763">
                <text:p>-0.538177690967763</text:p>
              </table:table-cell>
              <table:table-cell office:value-type="float" office:value="-0.0730140283464939">
                <text:p>-0.0730140283464939</text:p>
              </table:table-cell>
              <table:table-cell office:value-type="float" office:value="-0.162336613895024">
                <text:p>-0.162336613895024</text:p>
              </table:table-cell>
              <table:table-cell office:value-type="float" office:value="-0.395178906909673">
                <text:p>-0.395178906909673</text:p>
              </table:table-cell>
            </table:table-row>
            <table:table-row>
              <table:table-cell office:value-type="string">
                <text:p>Row 3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39:'Brownian Motion'.M39</svg:desc>
                </draw:g>
              </table:table-cell>
              <table:table-cell office:value-type="float" office:value="-0.371403903972377">
                <text:p>-0.371403903972377</text:p>
              </table:table-cell>
              <table:table-cell office:value-type="float" office:value="0.530955360408496">
                <text:p>0.530955360408496</text:p>
              </table:table-cell>
              <table:table-cell office:value-type="float" office:value="1.53298332292915">
                <text:p>1.53298332292915</text:p>
              </table:table-cell>
              <table:table-cell office:value-type="float" office:value="2.57368084843199">
                <text:p>2.57368084843199</text:p>
              </table:table-cell>
            </table:table-row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40:'Brownian Motion'.M40</svg:desc>
                </draw:g>
              </table:table-cell>
              <table:table-cell office:value-type="float" office:value="-0.279628588133006">
                <text:p>-0.279628588133006</text:p>
              </table:table-cell>
              <table:table-cell office:value-type="float" office:value="-0.206702672835811">
                <text:p>-0.206702672835811</text:p>
              </table:table-cell>
              <table:table-cell office:value-type="float" office:value="0.472165342503219">
                <text:p>0.472165342503219</text:p>
              </table:table-cell>
              <table:table-cell office:value-type="float" office:value="-0.847335330281538">
                <text:p>-0.847335330281538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41:'Brownian Motion'.M41</svg:desc>
                </draw:g>
              </table:table-cell>
              <table:table-cell office:value-type="float" office:value="-0.887589710118038">
                <text:p>-0.887589710118038</text:p>
              </table:table-cell>
              <table:table-cell office:value-type="float" office:value="-1.29161746642968">
                <text:p>-1.29161746642968</text:p>
              </table:table-cell>
              <table:table-cell office:value-type="float" office:value="-1.06362994322831">
                <text:p>-1.06362994322831</text:p>
              </table:table-cell>
              <table:table-cell office:value-type="float" office:value="-0.481860414092074">
                <text:p>-0.481860414092074</text:p>
              </table:table-cell>
            </table:table-row>
            <table:table-row>
              <table:table-cell office:value-type="string">
                <text:p>Row 4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42:'Brownian Motion'.M42</svg:desc>
                </draw:g>
              </table:table-cell>
              <table:table-cell office:value-type="float" office:value="-1.30134282747911">
                <text:p>-1.30134282747911</text:p>
              </table:table-cell>
              <table:table-cell office:value-type="float" office:value="-1.64116177639899">
                <text:p>-1.64116177639899</text:p>
              </table:table-cell>
              <table:table-cell office:value-type="float" office:value="-1.37403443091859">
                <text:p>-1.37403443091859</text:p>
              </table:table-cell>
              <table:table-cell office:value-type="float" office:value="-1.71480526328934">
                <text:p>-1.71480526328934</text:p>
              </table:table-cell>
            </table:table-row>
            <table:table-row>
              <table:table-cell office:value-type="string">
                <text:p>Row 4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43:'Brownian Motion'.M43</svg:desc>
                </draw:g>
              </table:table-cell>
              <table:table-cell office:value-type="float" office:value="0.551810575963568">
                <text:p>0.551810575963568</text:p>
              </table:table-cell>
              <table:table-cell office:value-type="float" office:value="0.121590500963049">
                <text:p>0.121590500963049</text:p>
              </table:table-cell>
              <table:table-cell office:value-type="float" office:value="-0.0601821806105006">
                <text:p>-0.0601821806105006</text:p>
              </table:table-cell>
              <table:table-cell office:value-type="float" office:value="0.562938370718136">
                <text:p>0.562938370718136</text:p>
              </table:table-cell>
            </table:table-row>
            <table:table-row>
              <table:table-cell office:value-type="string">
                <text:p>Row 4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44:'Brownian Motion'.M44</svg:desc>
                </draw:g>
              </table:table-cell>
              <table:table-cell office:value-type="float" office:value="0.794358097820694">
                <text:p>0.794358097820694</text:p>
              </table:table-cell>
              <table:table-cell office:value-type="float" office:value="0.849629768024017">
                <text:p>0.849629768024017</text:p>
              </table:table-cell>
              <table:table-cell office:value-type="float" office:value="0.21999052446569">
                <text:p>0.21999052446569</text:p>
              </table:table-cell>
              <table:table-cell office:value-type="float" office:value="2.07875239419505">
                <text:p>2.07875239419505</text:p>
              </table:table-cell>
            </table:table-row>
            <table:table-row>
              <table:table-cell office:value-type="string">
                <text:p>Row 4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45:'Brownian Motion'.M45</svg:desc>
                </draw:g>
              </table:table-cell>
              <table:table-cell office:value-type="float" office:value="-0.408220170295798">
                <text:p>-0.408220170295798</text:p>
              </table:table-cell>
              <table:table-cell office:value-type="float" office:value="-0.964090980114938">
                <text:p>-0.964090980114938</text:p>
              </table:table-cell>
              <table:table-cell office:value-type="float" office:value="-1.78536277229291">
                <text:p>-1.78536277229291</text:p>
              </table:table-cell>
              <table:table-cell office:value-type="float" office:value="-0.939339258244445">
                <text:p>-0.939339258244445</text:p>
              </table:table-cell>
            </table:table-row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46:'Brownian Motion'.M46</svg:desc>
                </draw:g>
              </table:table-cell>
              <table:table-cell office:value-type="float" office:value="-0.0490126041218325">
                <text:p>-0.0490126041218325</text:p>
              </table:table-cell>
              <table:table-cell office:value-type="float" office:value="0.082338511896776">
                <text:p>0.082338511896776</text:p>
              </table:table-cell>
              <table:table-cell office:value-type="float" office:value="0.138293101400011">
                <text:p>0.138293101400011</text:p>
              </table:table-cell>
              <table:table-cell office:value-type="float" office:value="-0.816095815241245">
                <text:p>-0.816095815241245</text:p>
              </table:table-cell>
            </table:table-row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47:'Brownian Motion'.M47</svg:desc>
                </draw:g>
              </table:table-cell>
              <table:table-cell office:value-type="float" office:value="0.172560264433438">
                <text:p>0.172560264433438</text:p>
              </table:table-cell>
              <table:table-cell office:value-type="float" office:value="1.92656116753189">
                <text:p>1.92656116753189</text:p>
              </table:table-cell>
              <table:table-cell office:value-type="float" office:value="2.41825290953003">
                <text:p>2.41825290953003</text:p>
              </table:table-cell>
              <table:table-cell office:value-type="float" office:value="3.14717583179221">
                <text:p>3.14717583179221</text:p>
              </table:table-cell>
            </table:table-row>
            <table:table-row>
              <table:table-cell office:value-type="string">
                <text:p>Row 4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48:'Brownian Motion'.M48</svg:desc>
                </draw:g>
              </table:table-cell>
              <table:table-cell office:value-type="float" office:value="-1.11544252543526">
                <text:p>-1.11544252543526</text:p>
              </table:table-cell>
              <table:table-cell office:value-type="float" office:value="-2.02704404238704">
                <text:p>-2.02704404238704</text:p>
              </table:table-cell>
              <table:table-cell office:value-type="float" office:value="0.473227784643564">
                <text:p>0.473227784643564</text:p>
              </table:table-cell>
              <table:table-cell office:value-type="float" office:value="0.694935527397739">
                <text:p>0.694935527397739</text:p>
              </table:table-cell>
            </table:table-row>
            <table:table-row>
              <table:table-cell office:value-type="string">
                <text:p>Row 4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49:'Brownian Motion'.M49</svg:desc>
                </draw:g>
              </table:table-cell>
              <table:table-cell office:value-type="float" office:value="-0.479114188930237">
                <text:p>-0.479114188930237</text:p>
              </table:table-cell>
              <table:table-cell office:value-type="float" office:value="-0.730792573175359">
                <text:p>-0.730792573175359</text:p>
              </table:table-cell>
              <table:table-cell office:value-type="float" office:value="-0.918258924547372">
                <text:p>-0.918258924547372</text:p>
              </table:table-cell>
              <table:table-cell office:value-type="float" office:value="-2.30092621591986">
                <text:p>-2.30092621591986</text:p>
              </table:table-cell>
            </table:table-row>
            <table:table-row>
              <table:table-cell office:value-type="string">
                <text:p>Row 5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50:'Brownian Motion'.M50</svg:desc>
                </draw:g>
              </table:table-cell>
              <table:table-cell office:value-type="float" office:value="0.0958403410423797">
                <text:p>0.0958403410423797</text:p>
              </table:table-cell>
              <table:table-cell office:value-type="float" office:value="0.658998485843659">
                <text:p>0.658998485843659</text:p>
              </table:table-cell>
              <table:table-cell office:value-type="float" office:value="1.00178663968383">
                <text:p>1.00178663968383</text:p>
              </table:table-cell>
              <table:table-cell office:value-type="float" office:value="0.463117859976268">
                <text:p>0.463117859976268</text:p>
              </table:table-cell>
            </table:table-row>
            <table:table-row>
              <table:table-cell office:value-type="string">
                <text:p>Row 5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51:'Brownian Motion'.M51</svg:desc>
                </draw:g>
              </table:table-cell>
              <table:table-cell office:value-type="float" office:value="0.121816615254159">
                <text:p>0.121816615254159</text:p>
              </table:table-cell>
              <table:table-cell office:value-type="float" office:value="-0.673477091103422">
                <text:p>-0.673477091103422</text:p>
              </table:table-cell>
              <table:table-cell office:value-type="float" office:value="-0.906571598018954">
                <text:p>-0.906571598018954</text:p>
              </table:table-cell>
              <table:table-cell office:value-type="float" office:value="0.279141222534995">
                <text:p>0.279141222534995</text:p>
              </table:table-cell>
            </table:table-row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52:'Brownian Motion'.M52</svg:desc>
                </draw:g>
              </table:table-cell>
              <table:table-cell office:value-type="float" office:value="-1.43957434333196">
                <text:p>-1.43957434333196</text:p>
              </table:table-cell>
              <table:table-cell office:value-type="float" office:value="-2.18486146100199">
                <text:p>-2.18486146100199</text:p>
              </table:table-cell>
              <table:table-cell office:value-type="float" office:value="-2.04936555948959">
                <text:p>-2.04936555948959</text:p>
              </table:table-cell>
              <table:table-cell office:value-type="float" office:value="-1.07864852556496">
                <text:p>-1.07864852556496</text:p>
              </table:table-cell>
            </table:table-row>
            <table:table-row>
              <table:table-cell office:value-type="string">
                <text:p>Row 5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53:'Brownian Motion'.M53</svg:desc>
                </draw:g>
              </table:table-cell>
              <table:table-cell office:value-type="float" office:value="-0.732596772826722">
                <text:p>-0.732596772826722</text:p>
              </table:table-cell>
              <table:table-cell office:value-type="float" office:value="-0.284357930106121">
                <text:p>-0.284357930106121</text:p>
              </table:table-cell>
              <table:table-cell office:value-type="float" office:value="-0.963125364970944">
                <text:p>-0.963125364970944</text:p>
              </table:table-cell>
              <table:table-cell office:value-type="float" office:value="-0.580709105562949">
                <text:p>-0.580709105562949</text:p>
              </table:table-cell>
            </table:table-row>
            <table:table-row>
              <table:table-cell office:value-type="string">
                <text:p>Row 5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54:'Brownian Motion'.M54</svg:desc>
                </draw:g>
              </table:table-cell>
              <table:table-cell office:value-type="float" office:value="1.40548641615929">
                <text:p>1.40548641615929</text:p>
              </table:table-cell>
              <table:table-cell office:value-type="float" office:value="0.71195579513052">
                <text:p>0.71195579513052</text:p>
              </table:table-cell>
              <table:table-cell office:value-type="float" office:value="0.519949111690394">
                <text:p>0.519949111690394</text:p>
              </table:table-cell>
              <table:table-cell office:value-type="float" office:value="0.0473767994176667">
                <text:p>0.0473767994176667</text:p>
              </table:table-cell>
            </table:table-row>
            <table:table-row>
              <table:table-cell office:value-type="string">
                <text:p>Row 5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55:'Brownian Motion'.M55</svg:desc>
                </draw:g>
              </table:table-cell>
              <table:table-cell office:value-type="float" office:value="0.242060305914665">
                <text:p>0.242060305914665</text:p>
              </table:table-cell>
              <table:table-cell office:value-type="float" office:value="1.28413367235943">
                <text:p>1.28413367235943</text:p>
              </table:table-cell>
              <table:table-cell office:value-type="float" office:value="1.6359075997392">
                <text:p>1.6359075997392</text:p>
              </table:table-cell>
              <table:table-cell office:value-type="float" office:value="1.29175448406476">
                <text:p>1.29175448406476</text:p>
              </table:table-cell>
            </table:table-row>
            <table:table-row>
              <table:table-cell office:value-type="string">
                <text:p>Row 5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56:'Brownian Motion'.M56</svg:desc>
                </draw:g>
              </table:table-cell>
              <table:table-cell office:value-type="float" office:value="0.218846426499361">
                <text:p>0.218846426499361</text:p>
              </table:table-cell>
              <table:table-cell office:value-type="float" office:value="-0.847065880350042">
                <text:p>-0.847065880350042</text:p>
              </table:table-cell>
              <table:table-cell office:value-type="float" office:value="-1.21815966114872">
                <text:p>-1.21815966114872</text:p>
              </table:table-cell>
              <table:table-cell office:value-type="float" office:value="-1.5900282315542">
                <text:p>-1.5900282315542</text:p>
              </table:table-cell>
            </table:table-row>
            <table:table-row>
              <table:table-cell office:value-type="string">
                <text:p>Row 5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57:'Brownian Motion'.M57</svg:desc>
                </draw:g>
              </table:table-cell>
              <table:table-cell office:value-type="float" office:value="0.3726146560471">
                <text:p>0.3726146560471</text:p>
              </table:table-cell>
              <table:table-cell office:value-type="float" office:value="0.608403381598936">
                <text:p>0.608403381598936</text:p>
              </table:table-cell>
              <table:table-cell office:value-type="float" office:value="2.49496255574654">
                <text:p>2.49496255574654</text:p>
              </table:table-cell>
              <table:table-cell office:value-type="float" office:value="1.93908961962686">
                <text:p>1.93908961962686</text:p>
              </table:table-cell>
            </table:table-row>
            <table:table-row>
              <table:table-cell office:value-type="string">
                <text:p>Row 5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58:'Brownian Motion'.M58</svg:desc>
                </draw:g>
              </table:table-cell>
              <table:table-cell office:value-type="float" office:value="0.0365886296465106">
                <text:p>0.0365886296465106</text:p>
              </table:table-cell>
              <table:table-cell office:value-type="float" office:value="1.33190212992487">
                <text:p>1.33190212992487</text:p>
              </table:table-cell>
              <table:table-cell office:value-type="float" office:value="0.324007756910845">
                <text:p>0.324007756910845</text:p>
              </table:table-cell>
              <table:table-cell office:value-type="float" office:value="-0.101909830332561">
                <text:p>-0.101909830332561</text:p>
              </table:table-cell>
            </table:table-row>
            <table:table-row>
              <table:table-cell office:value-type="string">
                <text:p>Row 5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59:'Brownian Motion'.M59</svg:desc>
                </draw:g>
              </table:table-cell>
              <table:table-cell office:value-type="float" office:value="0.378546770141356">
                <text:p>0.378546770141356</text:p>
              </table:table-cell>
              <table:table-cell office:value-type="float" office:value="0.0176882709828042">
                <text:p>0.0176882709828042</text:p>
              </table:table-cell>
              <table:table-cell office:value-type="float" office:value="0.487400826059212">
                <text:p>0.487400826059212</text:p>
              </table:table-cell>
              <table:table-cell office:value-type="float" office:value="0.0345928403335186">
                <text:p>0.0345928403335186</text:p>
              </table:table-cell>
            </table:table-row>
            <table:table-row>
              <table:table-cell office:value-type="string">
                <text:p>Row 6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60:'Brownian Motion'.M60</svg:desc>
                </draw:g>
              </table:table-cell>
              <table:table-cell office:value-type="float" office:value="0.0842639708504519">
                <text:p>0.0842639708504519</text:p>
              </table:table-cell>
              <table:table-cell office:value-type="float" office:value="-0.0139155617298763">
                <text:p>-0.0139155617298763</text:p>
              </table:table-cell>
              <table:table-cell office:value-type="float" office:value="-0.210451765808789">
                <text:p>-0.210451765808789</text:p>
              </table:table-cell>
              <table:table-cell office:value-type="float" office:value="1.04751176977924">
                <text:p>1.04751176977924</text:p>
              </table:table-cell>
            </table:table-row>
            <table:table-row>
              <table:table-cell office:value-type="string">
                <text:p>Row 6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61:'Brownian Motion'.M61</svg:desc>
                </draw:g>
              </table:table-cell>
              <table:table-cell office:value-type="float" office:value="0.33996458612675">
                <text:p>0.33996458612675</text:p>
              </table:table-cell>
              <table:table-cell office:value-type="float" office:value="0.641473881306767">
                <text:p>0.641473881306767</text:p>
              </table:table-cell>
              <table:table-cell office:value-type="float" office:value="0.424162083596293">
                <text:p>0.424162083596293</text:p>
              </table:table-cell>
              <table:table-cell office:value-type="float" office:value="0.220405700046712">
                <text:p>0.220405700046712</text:p>
              </table:table-cell>
            </table:table-row>
            <table:table-row>
              <table:table-cell office:value-type="string">
                <text:p>Row 6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62:'Brownian Motion'.M62</svg:desc>
                </draw:g>
              </table:table-cell>
              <table:table-cell office:value-type="float" office:value="0.398623220333543">
                <text:p>0.398623220333543</text:p>
              </table:table-cell>
              <table:table-cell office:value-type="float" office:value="0.651742208105339">
                <text:p>0.651742208105339</text:p>
              </table:table-cell>
              <table:table-cell office:value-type="float" office:value="-1.3323873009784">
                <text:p>-1.3323873009784</text:p>
              </table:table-cell>
              <table:table-cell office:value-type="float" office:value="-0.161147963583062">
                <text:p>-0.161147963583062</text:p>
              </table:table-cell>
            </table:table-row>
            <table:table-row>
              <table:table-cell office:value-type="string">
                <text:p>Row 6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63:'Brownian Motion'.M63</svg:desc>
                </draw:g>
              </table:table-cell>
              <table:table-cell office:value-type="float" office:value="-0.858764622815312">
                <text:p>-0.858764622815312</text:p>
              </table:table-cell>
              <table:table-cell office:value-type="float" office:value="-0.208075115294077">
                <text:p>-0.208075115294077</text:p>
              </table:table-cell>
              <table:table-cell office:value-type="float" office:value="0.0821197921332879">
                <text:p>0.0821197921332879</text:p>
              </table:table-cell>
              <table:table-cell office:value-type="float" office:value="-0.0246782885166602">
                <text:p>-0.0246782885166602</text:p>
              </table:table-cell>
            </table:table-row>
            <table:table-row>
              <table:table-cell office:value-type="string">
                <text:p>Row 6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64:'Brownian Motion'.M64</svg:desc>
                </draw:g>
              </table:table-cell>
              <table:table-cell office:value-type="float" office:value="0.567677192755007">
                <text:p>0.567677192755007</text:p>
              </table:table-cell>
              <table:table-cell office:value-type="float" office:value="1.25814846700738">
                <text:p>1.25814846700738</text:p>
              </table:table-cell>
              <table:table-cell office:value-type="float" office:value="1.16648624494854">
                <text:p>1.16648624494854</text:p>
              </table:table-cell>
              <table:table-cell office:value-type="float" office:value="0.991178251773631">
                <text:p>0.991178251773631</text:p>
              </table:table-cell>
            </table:table-row>
            <table:table-row>
              <table:table-cell office:value-type="string">
                <text:p>Row 65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65:'Brownian Motion'.M65</svg:desc>
                </draw:g>
              </table:table-cell>
              <table:table-cell office:value-type="float" office:value="-0.326240377448987">
                <text:p>-0.326240377448987</text:p>
              </table:table-cell>
              <table:table-cell office:value-type="float" office:value="-0.876146872976627">
                <text:p>-0.876146872976627</text:p>
              </table:table-cell>
              <table:table-cell office:value-type="float" office:value="-0.774970508613706">
                <text:p>-0.774970508613706</text:p>
              </table:table-cell>
              <table:table-cell office:value-type="float" office:value="-0.763618598846851">
                <text:p>-0.763618598846851</text:p>
              </table:table-cell>
            </table:table-row>
            <table:table-row>
              <table:table-cell office:value-type="string">
                <text:p>Row 6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66:'Brownian Motion'.M66</svg:desc>
                </draw:g>
              </table:table-cell>
              <table:table-cell office:value-type="float" office:value="-0.473745782236129">
                <text:p>-0.473745782236129</text:p>
              </table:table-cell>
              <table:table-cell office:value-type="float" office:value="-1.49502253124581">
                <text:p>-1.49502253124581</text:p>
              </table:table-cell>
              <table:table-cell office:value-type="float" office:value="-1.39162110963738">
                <text:p>-1.39162110963738</text:p>
              </table:table-cell>
              <table:table-cell office:value-type="float" office:value="-1.39795045313526">
                <text:p>-1.39795045313526</text:p>
              </table:table-cell>
            </table:table-row>
            <table:table-row>
              <table:table-cell office:value-type="string">
                <text:p>Row 6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67:'Brownian Motion'.M67</svg:desc>
                </draw:g>
              </table:table-cell>
              <table:table-cell office:value-type="float" office:value="-0.528773477212864">
                <text:p>-0.528773477212864</text:p>
              </table:table-cell>
              <table:table-cell office:value-type="float" office:value="0.0424608202419869">
                <text:p>0.0424608202419869</text:p>
              </table:table-cell>
              <table:table-cell office:value-type="float" office:value="1.07744714923928">
                <text:p>1.07744714923928</text:p>
              </table:table-cell>
              <table:table-cell office:value-type="float" office:value="1.58718642699314">
                <text:p>1.58718642699314</text:p>
              </table:table-cell>
            </table:table-row>
            <table:table-row>
              <table:table-cell office:value-type="string">
                <text:p>Row 68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68:'Brownian Motion'.M68</svg:desc>
                </draw:g>
              </table:table-cell>
              <table:table-cell office:value-type="float" office:value="0.160237871752309">
                <text:p>0.160237871752309</text:p>
              </table:table-cell>
              <table:table-cell office:value-type="float" office:value="0.374463122911796">
                <text:p>0.374463122911796</text:p>
              </table:table-cell>
              <table:table-cell office:value-type="float" office:value="0.699265196498518">
                <text:p>0.699265196498518</text:p>
              </table:table-cell>
              <table:table-cell office:value-type="float" office:value="0.181491726333746">
                <text:p>0.181491726333746</text:p>
              </table:table-cell>
            </table:table-row>
            <table:table-row>
              <table:table-cell office:value-type="string">
                <text:p>Row 69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69:'Brownian Motion'.M69</svg:desc>
                </draw:g>
              </table:table-cell>
              <table:table-cell office:value-type="float" office:value="-1.1597223007373">
                <text:p>-1.1597223007373</text:p>
              </table:table-cell>
              <table:table-cell office:value-type="float" office:value="-1.79960001357529">
                <text:p>-1.79960001357529</text:p>
              </table:table-cell>
              <table:table-cell office:value-type="float" office:value="-1.39999047638678">
                <text:p>-1.39999047638678</text:p>
              </table:table-cell>
              <table:table-cell office:value-type="float" office:value="-2.32400499002905">
                <text:p>-2.32400499002905</text:p>
              </table:table-cell>
            </table:table-row>
            <table:table-row>
              <table:table-cell office:value-type="string">
                <text:p>Row 70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70:'Brownian Motion'.M70</svg:desc>
                </draw:g>
              </table:table-cell>
              <table:table-cell office:value-type="float" office:value="0.435136006209787">
                <text:p>0.435136006209787</text:p>
              </table:table-cell>
              <table:table-cell office:value-type="float" office:value="0.871693762282968">
                <text:p>0.871693762282968</text:p>
              </table:table-cell>
              <table:table-cell office:value-type="float" office:value="0.494722120964634">
                <text:p>0.494722120964634</text:p>
              </table:table-cell>
              <table:table-cell office:value-type="float" office:value="0.629398018460618">
                <text:p>0.629398018460618</text:p>
              </table:table-cell>
            </table:table-row>
            <table:table-row>
              <table:table-cell office:value-type="string">
                <text:p>Row 7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71:'Brownian Motion'.M71</svg:desc>
                </draw:g>
              </table:table-cell>
              <table:table-cell office:value-type="float" office:value="-0.204322050657606">
                <text:p>-0.204322050657606</text:p>
              </table:table-cell>
              <table:table-cell office:value-type="float" office:value="-0.337166899400246">
                <text:p>-0.337166899400246</text:p>
              </table:table-cell>
              <table:table-cell office:value-type="float" office:value="-0.495129729603778">
                <text:p>-0.495129729603778</text:p>
              </table:table-cell>
              <table:table-cell office:value-type="float" office:value="-0.519598241919599">
                <text:p>-0.519598241919599</text:p>
              </table:table-cell>
            </table:table-row>
            <table:table-row>
              <table:table-cell office:value-type="string">
                <text:p>Row 7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72:'Brownian Motion'.M72</svg:desc>
                </draw:g>
              </table:table-cell>
              <table:table-cell office:value-type="float" office:value="-0.100039571776374">
                <text:p>-0.100039571776374</text:p>
              </table:table-cell>
              <table:table-cell office:value-type="float" office:value="-1.24670236830175">
                <text:p>-1.24670236830175</text:p>
              </table:table-cell>
              <table:table-cell office:value-type="float" office:value="-1.12782431860217">
                <text:p>-1.12782431860217</text:p>
              </table:table-cell>
              <table:table-cell office:value-type="float" office:value="-0.953472511222852">
                <text:p>-0.953472511222852</text:p>
              </table:table-cell>
            </table:table-row>
            <table:table-row>
              <table:table-cell office:value-type="string">
                <text:p>Row 7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73:'Brownian Motion'.M73</svg:desc>
                </draw:g>
              </table:table-cell>
              <table:table-cell office:value-type="float" office:value="-0.402236042963319">
                <text:p>-0.402236042963319</text:p>
              </table:table-cell>
              <table:table-cell office:value-type="float" office:value="0.278924047956071">
                <text:p>0.278924047956071</text:p>
              </table:table-cell>
              <table:table-cell office:value-type="float" office:value="0.926760390469423">
                <text:p>0.926760390469423</text:p>
              </table:table-cell>
              <table:table-cell office:value-type="float" office:value="1.24984751412563">
                <text:p>1.24984751412563</text:p>
              </table:table-cell>
            </table:table-row>
            <table:table-row>
              <table:table-cell office:value-type="string">
                <text:p>Row 74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Brownian Motion'.I74:'Brownian Motion'.M74</svg:desc>
                </draw:g>
              </table:table-cell>
              <table:table-cell office:value-type="float" office:value="-0.153944833950067">
                <text:p>-0.153944833950067</text:p>
              </table:table-cell>
              <table:table-cell office:value-type="float" office:value="0.179463237064632">
                <text:p>0.179463237064632</text:p>
              </table:table-cell>
              <table:table-cell office:value-type="float" office:value="0.903006037250725">
                <text:p>0.903006037250725</text:p>
              </table:table-cell>
              <table:table-cell office:value-type="float" office:value="0.735276162010002">
                <text:p>0.735276162010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MacOSX_x86 LibreOffice_project/0eaa50a932c8f2199a615e1eb30f7ac7427953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